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="thin solid #000000" style:vertical-align="automatic"/>
      <style:text-properties fo:color="#00A933"/>
    </style:style>
    <style:style style:name="ce3" style:family="table-cell" style:parent-style-name="Default" style:data-style-name="N37">
      <style:table-cell-properties style:vertical-align="automatic"/>
      <style:text-properties fo:color="#00A933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A933"/>
    </style:style>
    <style:style style:name="ce5" style:family="table-cell" style:parent-style-name="Default" style:data-style-name="N0">
      <style:table-cell-properties style:vertical-align="automatic"/>
      <style:text-properties fo:color="#00A933"/>
    </style:style>
    <style:style style:name="ce6" style:family="table-cell" style:parent-style-name="Default" style:data-style-name="N41">
      <style:table-cell-properties fo:border="thin solid #000000" style:vertical-align="automatic"/>
      <style:text-properties fo:color="#00A933"/>
    </style:style>
    <style:style style:name="ce7" style:family="table-cell" style:parent-style-name="Default" style:data-style-name="N41">
      <style:table-cell-properties style:vertical-align="automatic"/>
      <style:text-properties fo:color="#00A933"/>
    </style:style>
    <style:style style:name="ce8" style:family="table-cell" style:parent-style-name="Default" style:data-style-name="N1">
      <style:table-cell-properties fo:border="thin solid #000000" style:vertical-align="automatic"/>
    </style:style>
    <style:style style:name="ce9" style:family="table-cell" style:parent-style-name="Default" style:data-style-name="N1">
      <style:table-cell-properties style:vertical-align="automatic"/>
    </style:style>
    <style:style style:name="ce10" style:family="table-cell" style:parent-style-name="Default" style:data-style-name="N36">
      <style:table-cell-properties fo:border="thin solid #000000" style:vertical-align="automatic"/>
      <style:text-properties fo:color="#00A933"/>
    </style:style>
    <style:style style:name="ce11" style:family="table-cell" style:parent-style-name="Default" style:data-style-name="N36">
      <style:table-cell-properties style:vertical-align="automatic"/>
      <style:text-properties fo:color="#00A933"/>
    </style:style>
    <style:style style:name="ce12" style:family="table-cell" style:parent-style-name="Default" style:data-style-name="N37">
      <style:table-cell-properties fo:border="thin solid #000000"/>
    </style:style>
    <style:style style:name="ce13" style:family="table-cell" style:parent-style-name="Default" style:data-style-name="N13">
      <style:text-properties fo:font-size="10pt" style:font-size-asian="10pt" style:font-size-complex="10pt"/>
    </style:style>
    <style:style style:name="ce14" style:family="table-cell" style:parent-style-name="Default" style:data-style-name="N13"/>
    <style:style style:name="ce15" style:family="table-cell" style:parent-style-name="Default" style:data-style-name="N36">
      <style:table-cell-properties fo:border-top="none" fo:border-bottom="thin solid #000000" fo:border-left="none" fo:border-right="none" style:vertical-align="automatic"/>
      <style:text-properties fo:color="#00A933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 style:vertical-align="automatic"/>
      <style:text-properties fo:color="#00A933" fo:font-size="10pt" style:font-size-asian="10pt" style:font-size-complex="10pt"/>
    </style:style>
    <style:style style:name="ce19" style:family="table-cell" style:parent-style-name="Default" style:data-style-name="N37"/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21" style:family="table-cell" style:parent-style-name="Default" style:data-style-name="N38">
      <style:text-properties fo:font-size="10pt" style:font-size-asian="10pt" style:font-size-complex="10pt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39"/>
    <style:style style:name="ce25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36"/>
    <style:style style:name="ce27" style:family="table-cell" style:parent-style-name="Default" style:data-style-name="N40"/>
    <style:style style:name="ce28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49766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1801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4.6355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53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9" table:number-columns-repeated="52" table:default-cell-style-name="ce1"/>
        <table:table-column table:style-name="co10" table:number-columns-repeated="16320" table:default-cell-style-name="ce1"/>
        <table:table-row table:style-name="ro1">
          <table:table-cell office:value-type="string" table:number-columns-spanned="2" table:number-rows-spanned="1" table:style-name="ce28">
            <text:p>Custo de implementação da fábrica</text:p>
          </table:table-cell>
          <table:covered-table-cell/>
          <table:table-cell office:value-type="currency" office:value="300000" table:style-name="ce2">
            <text:p>€300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Custo de produção de cada unidade</text:p>
          </table:table-cell>
          <table:covered-table-cell/>
          <table:table-cell office:value-type="currency" office:value="25000" table:style-name="ce2">
            <text:p>€25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Valor patrimonial de cada máquina</text:p>
          </table:table-cell>
          <table:covered-table-cell/>
          <table:table-cell office:value-type="currency" office:value="40000" table:style-name="ce2">
            <text:p>€40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Quantidade de doses diárias por maquina</text:p>
          </table:table-cell>
          <table:covered-table-cell/>
          <table:table-cell office:value-type="float" office:value="50" table:style-name="ce4">
            <text:p>50</text:p>
          </table:table-cell>
          <table:table-cell table:number-columns-repeated="3" table:style-name="ce5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Preço de cada dose</text:p>
          </table:table-cell>
          <table:covered-table-cell/>
          <table:table-cell office:value-type="currency" office:value="1.2" table:style-name="ce6">
            <text:p>€1,20</text:p>
          </table:table-cell>
          <table:table-cell table:number-columns-repeated="3" table:style-name="ce7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Cada maquina amortiza-se em (dias)</text:p>
          </table:table-cell>
          <table:covered-table-cell/>
          <table:table-cell office:value-type="float" office:value="416.66666666666669" table:formula="of:=[.C2]/([.C5]*[.C4])" table:style-name="ce8">
            <text:p>417</text:p>
          </table:table-cell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Data inicio de produção</text:p>
          </table:table-cell>
          <table:covered-table-cell/>
          <table:table-cell office:value-type="date" office:date-value="2022-01-01T00:00:00" table:style-name="ce10">
            <text:p>2022-01-01</text:p>
          </table:table-cell>
          <table:table-cell table:number-columns-repeated="3" table:style-name="ce11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Total empréstimo</text:p>
          </table:table-cell>
          <table:covered-table-cell/>
          <table:table-cell office:value-type="currency" office:value="1094400" table:formula="of:=SUM([.D11:.D26])" table:style-name="ce12">
            <text:p>€1 094 400</text:p>
          </table:table-cell>
          <table:table-cell office:value-type="string" table:style-name="ce13">
            <text:p>*Podemos receber faseadamente</text:p>
          </table:table-cell>
          <table:table-cell table:number-columns-repeated="2" table:style-name="ce14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15"/>
          <table:table-cell table:number-columns-repeated="3" table:style-name="ce11"/>
          <table:table-cell table:number-columns-repeated="16378" table:style-name="ce1"/>
        </table:table-row>
        <table:table-row table:style-name="ro2">
          <table:table-cell office:value-type="string" table:style-name="ce16">
            <text:p>Data inicial de produção de maquinas em serie, 1 por semana</text:p>
          </table:table-cell>
          <table:table-cell office:value-type="string" table:style-name="ce17">
            <text:p>lucro das maquinas</text:p>
          </table:table-cell>
          <table:table-cell office:value-type="string" table:style-name="ce17">
            <text:p>Quantidade de maquinas no activo</text:p>
          </table:table-cell>
          <table:table-cell office:value-type="string" table:style-name="ce17">
            <text:p>Quantidade de dinheiro necessário</text:p>
          </table:table-cell>
          <table:table-cell office:value-type="string" table:style-name="ce17">
            <text:p>Lucro</text:p>
          </table:table-cell>
          <table:table-cell office:value-type="string" table:style-name="ce17">
            <text:p>Capital</text:p>
          </table:table-cell>
          <table:table-cell office:value-type="string" table:style-name="ce17">
            <text:p>amortizaçáo</text:p>
          </table:table-cell>
          <table:table-cell office:value-type="string" table:style-name="ce17">
            <text:p>Em divida</text:p>
          </table:table-cell>
          <table:table-cell office:value-type="string" table:style-name="ce17">
            <text:p>divida sem juro</text:p>
          </table:table-cell>
          <table:table-cell office:value-type="string" table:style-name="ce17">
            <text:p>valor à disposição</text:p>
          </table:table-cell>
          <table:table-cell office:value-type="string" table:style-name="ce17">
            <text:p>Património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1-01T00:00:00" table:formula="of:=$$datai" table:style-name="ce18">
            <text:p>2022-01</text:p>
          </table:table-cell>
          <table:table-cell table:number-columns-repeated="2" table:style-name="ce1"/>
          <table:table-cell office:value-type="currency" office:value="400000" table:formula="of:=$$custofab+4*$$cpcu" table:style-name="ce19">
            <text:p>€400 000</text:p>
          </table:table-cell>
          <table:table-cell table:number-columns-repeated="2" table:style-name="ce1"/>
          <table:table-cell table:style-name="ce19"/>
          <table:table-cell office:value-type="currency" office:value="400000" table:formula="of:=$$custofab+4*$$cpcu" table:style-name="ce19">
            <text:p>€400 000</text:p>
          </table:table-cell>
          <table:table-cell table:number-columns-repeated="2" table:style-name="ce1"/>
          <table:table-cell office:value-type="currency" office:value="460000" table:formula="of:=$$custofab+4*$$vpcm" table:style-name="ce19">
            <text:p>€460 000</text:p>
          </table:table-cell>
          <table:table-cell office:value-type="string" table:style-name="ce20">
            <text:p>*O património é maior que a dívida. É igual ao custo da fábrica + custo de 4 unidades por mês</text:p>
          </table:table-cell>
          <table:table-cell table:number-columns-repeated="16372"/>
        </table:table-row>
        <table:table-row table:style-name="ro1">
          <table:table-cell office:value-type="date" office:date-value="2022-02-01T00:00:00" table:formula="of:=DATE(YEAR([.A11]);MONTH([.A11])+1;DAY([.A11]))" table:style-name="ce21">
            <text:p>2022-02</text:p>
          </table:table-cell>
          <table:table-cell office:value-type="currency" office:value="6720" table:formula="of:=[.C12]*350*4*$$pvpdose" table:style-name="ce19">
            <text:p>€6 720</text:p>
          </table:table-cell>
          <table:table-cell office:value-type="float" office:value="4" table:style-name="ce1">
            <text:p>4</text:p>
          </table:table-cell>
          <table:table-cell office:value-type="currency" office:value="93280" table:formula="of:=4*$$cpcu-[.B12]" table:style-name="ce19">
            <text:p>€93 28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488280" table:formula="of:=[.H11]+[.D12]-[.G12]" table:style-name="ce19">
            <text:p>€488 280</text:p>
          </table:table-cell>
          <table:table-cell office:value-type="currency" office:value="0" table:formula="of:=$$inj-[.G12]" table:style-name="ce22">
            <text:p>#VALOR!</text:p>
          </table:table-cell>
          <table:table-cell office:value-type="currency" office:value="0" table:formula="of:=$$inj-$$cpcu*4+[.B12]*(1-$$pam)" table:style-name="ce22">
            <text:p>#VALOR!</text:p>
          </table:table-cell>
          <table:table-cell office:value-type="currency" office:value="620000" table:formula="of:=[.K11]+$$vpcm*4" table:style-name="ce19">
            <text:p>€62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3-01T00:00:00" table:formula="of:=DATE(YEAR([.A12]);MONTH([.A12])+1;DAY([.A12]))" table:style-name="ce21">
            <text:p>2022-03</text:p>
          </table:table-cell>
          <table:table-cell office:value-type="currency" office:value="13440" table:formula="of:=[.C13]*350*4*$$pvpdose" table:style-name="ce19">
            <text:p>€13 440</text:p>
          </table:table-cell>
          <table:table-cell office:value-type="float" office:value="8" table:formula="of:=[.C12]+4" table:style-name="ce1">
            <text:p>8</text:p>
          </table:table-cell>
          <table:table-cell office:value-type="currency" office:value="86560" table:formula="of:=4*$$cpcu-[.B13]" table:style-name="ce19">
            <text:p>€86 56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569840" table:formula="of:=[.H12]+[.D13]-[.G13]" table:style-name="ce19">
            <text:p>€569 840</text:p>
          </table:table-cell>
          <table:table-cell office:value-type="currency" office:value="0" table:formula="of:=[.I12]-[.G13]" table:style-name="ce19">
            <text:p>#VALOR!</text:p>
          </table:table-cell>
          <table:table-cell office:value-type="currency" office:value="0" table:formula="of:=[.J12]-$$cpcu*4+[.B12]*(1-$$pam)" table:style-name="ce19">
            <text:p>#VALOR!</text:p>
          </table:table-cell>
          <table:table-cell office:value-type="currency" office:value="780000" table:formula="of:=[.K12]+$$vpcm*4" table:style-name="ce19">
            <text:p>€7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4-01T00:00:00" table:formula="of:=DATE(YEAR([.A13]);MONTH([.A13])+1;DAY([.A13]))" table:style-name="ce21">
            <text:p>2022-04</text:p>
          </table:table-cell>
          <table:table-cell office:value-type="currency" office:value="20160" table:formula="of:=[.C14]*350*4*$$pvpdose" table:style-name="ce19">
            <text:p>€20 160</text:p>
          </table:table-cell>
          <table:table-cell office:value-type="float" office:value="12" table:formula="of:=[.C13]+4" table:style-name="ce1">
            <text:p>12</text:p>
          </table:table-cell>
          <table:table-cell office:value-type="currency" office:value="79840" table:formula="of:=4*$$cpcu-[.B14]" table:style-name="ce19">
            <text:p>€79 84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644680" table:formula="of:=[.H13]+[.D14]-[.G14]" table:style-name="ce19">
            <text:p>€644 680</text:p>
          </table:table-cell>
          <table:table-cell office:value-type="currency" office:value="0" table:formula="of:=[.I13]-[.G14]" table:style-name="ce19">
            <text:p>#VALOR!</text:p>
          </table:table-cell>
          <table:table-cell office:value-type="currency" office:value="0" table:formula="of:=[.J13]-$$cpcu*4+[.B13]*(1-$$pam)" table:style-name="ce19">
            <text:p>#VALOR!</text:p>
          </table:table-cell>
          <table:table-cell office:value-type="currency" office:value="940000" table:formula="of:=[.K13]+$$vpcm*4" table:style-name="ce19">
            <text:p>€9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5-01T00:00:00" table:formula="of:=DATE(YEAR([.A14]);MONTH([.A14])+1;DAY([.A14]))" table:style-name="ce21">
            <text:p>2022-05</text:p>
          </table:table-cell>
          <table:table-cell office:value-type="currency" office:value="26880" table:formula="of:=[.C15]*350*4*$$pvpdose" table:style-name="ce19">
            <text:p>€26 880</text:p>
          </table:table-cell>
          <table:table-cell office:value-type="float" office:value="16" table:formula="of:=[.C14]+4" table:style-name="ce1">
            <text:p>16</text:p>
          </table:table-cell>
          <table:table-cell office:value-type="currency" office:value="73120" table:formula="of:=4*$$cpcu-[.B15]" table:style-name="ce19">
            <text:p>€73 12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712800" table:formula="of:=[.H14]+[.D15]-[.G15]" table:style-name="ce19">
            <text:p>€712 800</text:p>
          </table:table-cell>
          <table:table-cell office:value-type="currency" office:value="0" table:formula="of:=[.I14]-[.G15]" table:style-name="ce19">
            <text:p>#VALOR!</text:p>
          </table:table-cell>
          <table:table-cell office:value-type="currency" office:value="0" table:formula="of:=[.J14]-$$cpcu*4+[.B14]*(1-$$pam)" table:style-name="ce19">
            <text:p>#VALOR!</text:p>
          </table:table-cell>
          <table:table-cell office:value-type="currency" office:value="1100000" table:formula="of:=[.K14]+$$vpcm*4" table:style-name="ce19">
            <text:p>€1 1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6-01T00:00:00" table:formula="of:=DATE(YEAR([.A15]);MONTH([.A15])+1;DAY([.A15]))" table:style-name="ce21">
            <text:p>2022-06</text:p>
          </table:table-cell>
          <table:table-cell office:value-type="currency" office:value="33600" table:formula="of:=[.C16]*350*4*$$pvpdose" table:style-name="ce19">
            <text:p>€33 600</text:p>
          </table:table-cell>
          <table:table-cell office:value-type="float" office:value="20" table:formula="of:=[.C15]+4" table:style-name="ce1">
            <text:p>20</text:p>
          </table:table-cell>
          <table:table-cell office:value-type="currency" office:value="66400" table:formula="of:=4*$$cpcu-[.B16]" table:style-name="ce19">
            <text:p>€66 40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774200" table:formula="of:=[.H15]+[.D16]-[.G16]" table:style-name="ce19">
            <text:p>€774 200</text:p>
          </table:table-cell>
          <table:table-cell office:value-type="currency" office:value="0" table:formula="of:=[.I15]-[.G16]" table:style-name="ce19">
            <text:p>#VALOR!</text:p>
          </table:table-cell>
          <table:table-cell office:value-type="currency" office:value="0" table:formula="of:=[.J15]-$$cpcu*4+[.B15]*(1-$$pam)" table:style-name="ce19">
            <text:p>#VALOR!</text:p>
          </table:table-cell>
          <table:table-cell office:value-type="currency" office:value="1260000" table:formula="of:=[.K15]+$$vpcm*4" table:style-name="ce19">
            <text:p>€1 2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7-01T00:00:00" table:formula="of:=DATE(YEAR([.A16]);MONTH([.A16])+1;DAY([.A16]))" table:style-name="ce21">
            <text:p>2022-07</text:p>
          </table:table-cell>
          <table:table-cell office:value-type="currency" office:value="40320" table:formula="of:=[.C17]*350*4*$$pvpdose" table:style-name="ce19">
            <text:p>€40 320</text:p>
          </table:table-cell>
          <table:table-cell office:value-type="float" office:value="24" table:formula="of:=[.C16]+4" table:style-name="ce1">
            <text:p>24</text:p>
          </table:table-cell>
          <table:table-cell office:value-type="currency" office:value="59680" table:formula="of:=4*$$cpcu-[.B17]" table:style-name="ce19">
            <text:p>€59 68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828880" table:formula="of:=[.H16]+[.D17]-[.G17]" table:style-name="ce19">
            <text:p>€828 880</text:p>
          </table:table-cell>
          <table:table-cell office:value-type="currency" office:value="0" table:formula="of:=[.I16]-[.G17]" table:style-name="ce19">
            <text:p>#VALOR!</text:p>
          </table:table-cell>
          <table:table-cell office:value-type="currency" office:value="0" table:formula="of:=[.J16]-$$cpcu*4+[.B16]*(1-$$pam)" table:style-name="ce19">
            <text:p>#VALOR!</text:p>
          </table:table-cell>
          <table:table-cell office:value-type="currency" office:value="1420000" table:formula="of:=[.K16]+$$vpcm*4" table:style-name="ce19">
            <text:p>€1 420 000</text:p>
          </table:table-cell>
          <table:table-cell table:number-columns-repeated="16373"/>
        </table:table-row>
        <table:table-row table:style-name="ro1">
          <table:table-cell office:value-type="date" office:date-value="2022-08-01T00:00:00" table:formula="of:=DATE(YEAR([.A17]);MONTH([.A17])+1;DAY([.A17]))" table:style-name="ce21">
            <text:p>2022-08</text:p>
          </table:table-cell>
          <table:table-cell office:value-type="currency" office:value="47040" table:formula="of:=[.C18]*350*4*$$pvpdose" table:style-name="ce19">
            <text:p>€47 040</text:p>
          </table:table-cell>
          <table:table-cell office:value-type="float" office:value="28" table:formula="of:=[.C17]+4" table:style-name="ce1">
            <text:p>28</text:p>
          </table:table-cell>
          <table:table-cell office:value-type="currency" office:value="52960" table:formula="of:=4*$$cpcu-[.B18]" table:style-name="ce19">
            <text:p>€52 96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876840" table:formula="of:=[.H17]+[.D18]-[.G18]" table:style-name="ce19">
            <text:p>€876 840</text:p>
          </table:table-cell>
          <table:table-cell office:value-type="currency" office:value="0" table:formula="of:=[.I17]-[.G18]" table:style-name="ce19">
            <text:p>#VALOR!</text:p>
          </table:table-cell>
          <table:table-cell office:value-type="currency" office:value="0" table:formula="of:=[.J17]-$$cpcu*4+[.B17]*(1-$$pam)" table:style-name="ce19">
            <text:p>#VALOR!</text:p>
          </table:table-cell>
          <table:table-cell office:value-type="currency" office:value="1580000" table:formula="of:=[.K17]+$$vpcm*4" table:style-name="ce19">
            <text:p>€1 580 000</text:p>
          </table:table-cell>
          <table:table-cell table:number-columns-repeated="16373"/>
        </table:table-row>
        <table:table-row table:style-name="ro1">
          <table:table-cell office:value-type="date" office:date-value="2022-09-01T00:00:00" table:formula="of:=DATE(YEAR([.A18]);MONTH([.A18])+1;DAY([.A18]))" table:style-name="ce21">
            <text:p>2022-09</text:p>
          </table:table-cell>
          <table:table-cell office:value-type="currency" office:value="53760" table:formula="of:=[.C19]*350*4*$$pvpdose" table:style-name="ce19">
            <text:p>€53 760</text:p>
          </table:table-cell>
          <table:table-cell office:value-type="float" office:value="32" table:formula="of:=[.C18]+4" table:style-name="ce1">
            <text:p>32</text:p>
          </table:table-cell>
          <table:table-cell office:value-type="currency" office:value="46240" table:formula="of:=4*$$cpcu-[.B19]" table:style-name="ce19">
            <text:p>€46 24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918080" table:formula="of:=[.H18]+[.D19]-[.G19]" table:style-name="ce19">
            <text:p>€918 080</text:p>
          </table:table-cell>
          <table:table-cell office:value-type="currency" office:value="0" table:formula="of:=[.I18]-[.G19]" table:style-name="ce19">
            <text:p>#VALOR!</text:p>
          </table:table-cell>
          <table:table-cell office:value-type="currency" office:value="0" table:formula="of:=[.J18]-$$cpcu*4+[.B18]*(1-$$pam)" table:style-name="ce19">
            <text:p>#VALOR!</text:p>
          </table:table-cell>
          <table:table-cell office:value-type="currency" office:value="1740000" table:formula="of:=[.K18]+$$vpcm*4" table:style-name="ce19">
            <text:p>€1 740 000</text:p>
          </table:table-cell>
          <table:table-cell table:number-columns-repeated="16373"/>
        </table:table-row>
        <table:table-row table:style-name="ro1">
          <table:table-cell office:value-type="date" office:date-value="2022-10-01T00:00:00" table:formula="of:=DATE(YEAR([.A19]);MONTH([.A19])+1;DAY([.A19]))" table:style-name="ce21">
            <text:p>2022-10</text:p>
          </table:table-cell>
          <table:table-cell office:value-type="currency" office:value="60480" table:formula="of:=[.C20]*350*4*$$pvpdose" table:style-name="ce19">
            <text:p>€60 480</text:p>
          </table:table-cell>
          <table:table-cell office:value-type="float" office:value="36" table:formula="of:=[.C19]+4" table:style-name="ce1">
            <text:p>36</text:p>
          </table:table-cell>
          <table:table-cell office:value-type="currency" office:value="39520" table:formula="of:=4*$$cpcu-[.B20]" table:style-name="ce19">
            <text:p>€39 52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952600" table:formula="of:=[.H19]+[.D20]-[.G20]" table:style-name="ce19">
            <text:p>€952 600</text:p>
          </table:table-cell>
          <table:table-cell office:value-type="currency" office:value="0" table:formula="of:=[.I19]-[.G20]" table:style-name="ce19">
            <text:p>#VALOR!</text:p>
          </table:table-cell>
          <table:table-cell office:value-type="currency" office:value="0" table:formula="of:=[.J19]-$$cpcu*4+[.B19]*(1-$$pam)" table:style-name="ce19">
            <text:p>#VALOR!</text:p>
          </table:table-cell>
          <table:table-cell office:value-type="currency" office:value="1900000" table:formula="of:=[.K19]+$$vpcm*4" table:style-name="ce19">
            <text:p>€1 900 000</text:p>
          </table:table-cell>
          <table:table-cell table:number-columns-repeated="16373"/>
        </table:table-row>
        <table:table-row table:style-name="ro1">
          <table:table-cell office:value-type="date" office:date-value="2022-11-01T00:00:00" table:formula="of:=DATE(YEAR([.A20]);MONTH([.A20])+1;DAY([.A20]))" table:style-name="ce21">
            <text:p>2022-11</text:p>
          </table:table-cell>
          <table:table-cell office:value-type="currency" office:value="67200" table:formula="of:=[.C21]*350*4*$$pvpdose" table:style-name="ce19">
            <text:p>€67 200</text:p>
          </table:table-cell>
          <table:table-cell office:value-type="float" office:value="40" table:formula="of:=[.C20]+4" table:style-name="ce1">
            <text:p>40</text:p>
          </table:table-cell>
          <table:table-cell office:value-type="currency" office:value="32800" table:formula="of:=4*$$cpcu-[.B21]" table:style-name="ce19">
            <text:p>€32 80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980400" table:formula="of:=[.H20]+[.D21]-[.G21]" table:style-name="ce19">
            <text:p>€980 400</text:p>
          </table:table-cell>
          <table:table-cell office:value-type="currency" office:value="0" table:formula="of:=[.I20]-[.B21]" table:style-name="ce19">
            <text:p>#VALOR!</text:p>
          </table:table-cell>
          <table:table-cell office:value-type="currency" office:value="0" table:formula="of:=[.J20]-$$cpcu*4+[.B20]*(1-$$pam)" table:style-name="ce19">
            <text:p>#VALOR!</text:p>
          </table:table-cell>
          <table:table-cell office:value-type="currency" office:value="2060000" table:formula="of:=[.K20]+$$vpcm*4" table:style-name="ce19">
            <text:p>€2 060 000</text:p>
          </table:table-cell>
          <table:table-cell table:number-columns-repeated="16373"/>
        </table:table-row>
        <table:table-row table:style-name="ro1">
          <table:table-cell office:value-type="date" office:date-value="2022-12-01T00:00:00" table:formula="of:=DATE(YEAR([.A21]);MONTH([.A21])+1;DAY([.A21]))" table:style-name="ce21">
            <text:p>2022-12</text:p>
          </table:table-cell>
          <table:table-cell office:value-type="currency" office:value="73920" table:formula="of:=[.C22]*350*4*$$pvpdose" table:style-name="ce19">
            <text:p>€73 920</text:p>
          </table:table-cell>
          <table:table-cell office:value-type="float" office:value="44" table:formula="of:=[.C21]+4" table:style-name="ce1">
            <text:p>44</text:p>
          </table:table-cell>
          <table:table-cell office:value-type="currency" office:value="26080" table:formula="of:=4*$$cpcu-[.B22]" table:style-name="ce19">
            <text:p>€26 08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01480" table:formula="of:=[.H21]+[.D22]-[.G22]" table:style-name="ce19">
            <text:p>€1 001 480</text:p>
          </table:table-cell>
          <table:table-cell office:value-type="currency" office:value="0" table:formula="of:=[.I21]-[.B22]" table:style-name="ce19">
            <text:p>#VALOR!</text:p>
          </table:table-cell>
          <table:table-cell office:value-type="currency" office:value="0" table:formula="of:=[.J21]-$$cpcu*4+[.B21]*(1-$$pam)" table:style-name="ce19">
            <text:p>#VALOR!</text:p>
          </table:table-cell>
          <table:table-cell office:value-type="currency" office:value="2220000" table:formula="of:=[.K21]+$$vpcm*4" table:style-name="ce19">
            <text:p>€2 220 000</text:p>
          </table:table-cell>
          <table:table-cell table:number-columns-repeated="16373"/>
        </table:table-row>
        <table:table-row table:style-name="ro1">
          <table:table-cell office:value-type="date" office:date-value="2023-01-01T00:00:00" table:formula="of:=DATE(YEAR([.A22]);MONTH([.A22])+1;DAY([.A22]))" table:style-name="ce21">
            <text:p>2023-01</text:p>
          </table:table-cell>
          <table:table-cell office:value-type="currency" office:value="80640" table:formula="of:=[.C23]*350*4*$$pvpdose" table:style-name="ce19">
            <text:p>€80 640</text:p>
          </table:table-cell>
          <table:table-cell office:value-type="float" office:value="48" table:formula="of:=[.C22]+4" table:style-name="ce1">
            <text:p>48</text:p>
          </table:table-cell>
          <table:table-cell office:value-type="currency" office:value="19360" table:formula="of:=4*$$cpcu-[.B23]" table:style-name="ce19">
            <text:p>€19 36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15840" table:formula="of:=[.H22]+[.D23]-[.G23]" table:style-name="ce19">
            <text:p>€1 015 840</text:p>
          </table:table-cell>
          <table:table-cell office:value-type="currency" office:value="0" table:formula="of:=[.I22]-[.B23]" table:style-name="ce19">
            <text:p>#VALOR!</text:p>
          </table:table-cell>
          <table:table-cell office:value-type="currency" office:value="0" table:formula="of:=[.J22]-$$cpcu*4+[.B22]*(1-$$pam)" table:style-name="ce19">
            <text:p>#VALOR!</text:p>
          </table:table-cell>
          <table:table-cell office:value-type="currency" office:value="2380000" table:formula="of:=[.K22]+$$vpcm*4" table:style-name="ce19">
            <text:p>€2 380 000</text:p>
          </table:table-cell>
          <table:table-cell table:number-columns-repeated="16373"/>
        </table:table-row>
        <table:table-row table:style-name="ro1">
          <table:table-cell office:value-type="date" office:date-value="2023-02-01T00:00:00" table:formula="of:=DATE(YEAR([.A23]);MONTH([.A23])+1;DAY([.A23]))" table:style-name="ce21">
            <text:p>2023-02</text:p>
          </table:table-cell>
          <table:table-cell office:value-type="currency" office:value="87360" table:formula="of:=[.C24]*350*4*$$pvpdose" table:style-name="ce19">
            <text:p>€87 360</text:p>
          </table:table-cell>
          <table:table-cell office:value-type="float" office:value="52" table:formula="of:=[.C23]+4" table:style-name="ce1">
            <text:p>52</text:p>
          </table:table-cell>
          <table:table-cell office:value-type="currency" office:value="12640" table:formula="of:=4*$$cpcu-[.B24]" table:style-name="ce19">
            <text:p>€12 64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23480" table:formula="of:=[.H23]+[.D24]-[.G24]" table:style-name="ce19">
            <text:p>€1 023 480</text:p>
          </table:table-cell>
          <table:table-cell office:value-type="currency" office:value="0" table:formula="of:=[.I23]-[.B24]" table:style-name="ce19">
            <text:p>#VALOR!</text:p>
          </table:table-cell>
          <table:table-cell office:value-type="currency" office:value="0" table:formula="of:=[.J23]-$$cpcu*4+[.B23]*(1-$$pam)" table:style-name="ce19">
            <text:p>#VALOR!</text:p>
          </table:table-cell>
          <table:table-cell office:value-type="currency" office:value="2540000" table:formula="of:=[.K23]+$$vpcm*4" table:style-name="ce19">
            <text:p>€2 540 000</text:p>
          </table:table-cell>
          <table:table-cell table:number-columns-repeated="16373"/>
        </table:table-row>
        <table:table-row table:style-name="ro1">
          <table:table-cell office:value-type="date" office:date-value="2023-03-01T00:00:00" table:formula="of:=DATE(YEAR([.A24]);MONTH([.A24])+1;DAY([.A24]))" table:style-name="ce21">
            <text:p>2023-03</text:p>
          </table:table-cell>
          <table:table-cell office:value-type="currency" office:value="94080" table:formula="of:=[.C25]*350*4*$$pvpdose" table:style-name="ce19">
            <text:p>€94 080</text:p>
          </table:table-cell>
          <table:table-cell office:value-type="float" office:value="56" table:formula="of:=[.C24]+4" table:style-name="ce1">
            <text:p>56</text:p>
          </table:table-cell>
          <table:table-cell office:value-type="currency" office:value="5920" table:formula="of:=4*$$cpcu-[.B25]" table:style-name="ce19">
            <text:p>€5 92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24400" table:formula="of:=[.H24]+[.D25]-[.G25]" table:style-name="ce19">
            <text:p>€1 024 400</text:p>
          </table:table-cell>
          <table:table-cell office:value-type="currency" office:value="0" table:formula="of:=[.I24]-[.B25]" table:style-name="ce19">
            <text:p>#VALOR!</text:p>
          </table:table-cell>
          <table:table-cell office:value-type="currency" office:value="0" table:formula="of:=[.J24]-$$cpcu*4+[.B24]*(1-$$pam)" table:style-name="ce19">
            <text:p>#VALOR!</text:p>
          </table:table-cell>
          <table:table-cell office:value-type="currency" office:value="2700000" table:formula="of:=[.K24]+$$vpcm*4" table:style-name="ce19">
            <text:p>€2 700 000</text:p>
          </table:table-cell>
          <table:table-cell table:number-columns-repeated="16373"/>
        </table:table-row>
        <table:table-row table:style-name="ro1">
          <table:table-cell office:value-type="date" office:date-value="2023-04-01T00:00:00" table:formula="of:=DATE(YEAR([.A25]);MONTH([.A25])+1;DAY([.A25]))" table:style-name="ce21">
            <text:p>2023-04</text:p>
          </table:table-cell>
          <table:table-cell office:value-type="currency" office:value="100800" table:formula="of:=[.C26]*350*4*$$pvpdose" table:style-name="ce19">
            <text:p>€100 800</text:p>
          </table:table-cell>
          <table:table-cell office:value-type="float" office:value="60" table:formula="of:=[.C25]+4" table:style-name="ce1">
            <text:p>60</text:p>
          </table:table-cell>
          <table:table-cell table:style-name="ce19"/>
          <table:table-cell office:value-type="currency" office:value="800" table:formula="of:=[.B26]-4*$$cpcu" table:style-name="ce19">
            <text:p>€800</text:p>
          </table:table-cell>
          <table:table-cell table:style-name="ce19"/>
          <table:table-cell office:value-type="currency" office:value="5800" table:formula="of:=5000+[.E26]" table:style-name="ce19">
            <text:p>€5 800</text:p>
          </table:table-cell>
          <table:table-cell office:value-type="currency" office:value="1018600" table:formula="of:=[.H25]-[.G26]" table:style-name="ce19">
            <text:p>€1 018 600</text:p>
          </table:table-cell>
          <table:table-cell office:value-type="currency" office:value="0" table:formula="of:=[.I25]-[.B26]" table:style-name="ce19">
            <text:p>#VALOR!</text:p>
          </table:table-cell>
          <table:table-cell office:value-type="currency" office:value="0" table:formula="of:=[.J25]-$$cpcu*4+[.B25]*(1-$$pam)" table:style-name="ce19">
            <text:p>#VALOR!</text:p>
          </table:table-cell>
          <table:table-cell office:value-type="currency" office:value="2860000" table:formula="of:=[.K25]+$$vpcm*4" table:style-name="ce19">
            <text:p>€2 860 000</text:p>
          </table:table-cell>
          <table:table-cell table:number-columns-repeated="16373"/>
        </table:table-row>
        <table:table-row table:style-name="ro1">
          <table:table-cell office:value-type="date" office:date-value="2023-05-01T00:00:00" table:formula="of:=DATE(YEAR([.A26]);MONTH([.A26])+1;DAY([.A26]))" table:style-name="ce21">
            <text:p>2023-05</text:p>
          </table:table-cell>
          <table:table-cell office:value-type="currency" office:value="107520" table:formula="of:=[.C27]*350*4*$$pvpdose" table:style-name="ce19">
            <text:p>€107 520</text:p>
          </table:table-cell>
          <table:table-cell office:value-type="float" office:value="64" table:formula="of:=[.C26]+4" table:style-name="ce1">
            <text:p>64</text:p>
          </table:table-cell>
          <table:table-cell table:style-name="ce1"/>
          <table:table-cell office:value-type="currency" office:value="7520" table:formula="of:=[.B27]-4*$$cpcu" table:style-name="ce19">
            <text:p>€7 520</text:p>
          </table:table-cell>
          <table:table-cell table:style-name="ce19"/>
          <table:table-cell office:value-type="currency" office:value="12520" table:formula="of:=5000+[.E27]" table:style-name="ce19">
            <text:p>€12 520</text:p>
          </table:table-cell>
          <table:table-cell office:value-type="currency" office:value="1006080" table:formula="of:=[.H26]-[.G27]" table:style-name="ce19">
            <text:p>€1 006 080</text:p>
          </table:table-cell>
          <table:table-cell office:value-type="currency" office:value="0" table:formula="of:=[.I26]-[.B27]" table:style-name="ce19">
            <text:p>#VALOR!</text:p>
          </table:table-cell>
          <table:table-cell office:value-type="currency" office:value="0" table:formula="of:=[.J26]-$$cpcu*4+[.B26]*(1-$$pam)" table:style-name="ce19">
            <text:p>#VALOR!</text:p>
          </table:table-cell>
          <table:table-cell office:value-type="currency" office:value="3020000" table:formula="of:=[.K26]+$$vpcm*4" table:style-name="ce19">
            <text:p>€3 020 000</text:p>
          </table:table-cell>
          <table:table-cell table:number-columns-repeated="16373"/>
        </table:table-row>
        <table:table-row table:style-name="ro1">
          <table:table-cell office:value-type="date" office:date-value="2023-06-01T00:00:00" table:formula="of:=DATE(YEAR([.A27]);MONTH([.A27])+1;DAY([.A27]))" table:style-name="ce21">
            <text:p>2023-06</text:p>
          </table:table-cell>
          <table:table-cell office:value-type="currency" office:value="114240" table:formula="of:=[.C28]*350*4*$$pvpdose" table:style-name="ce19">
            <text:p>€114 240</text:p>
          </table:table-cell>
          <table:table-cell office:value-type="float" office:value="68" table:formula="of:=[.C27]+4" table:style-name="ce1">
            <text:p>68</text:p>
          </table:table-cell>
          <table:table-cell table:style-name="ce1"/>
          <table:table-cell office:value-type="currency" office:value="14240" table:formula="of:=[.B28]-4*$$cpcu" table:style-name="ce19">
            <text:p>€14 240</text:p>
          </table:table-cell>
          <table:table-cell table:style-name="ce19"/>
          <table:table-cell office:value-type="currency" office:value="19240" table:formula="of:=5000+[.E28]" table:style-name="ce19">
            <text:p>€19 240</text:p>
          </table:table-cell>
          <table:table-cell office:value-type="currency" office:value="986840" table:formula="of:=[.H27]-[.G28]" table:style-name="ce19">
            <text:p>€986 840</text:p>
          </table:table-cell>
          <table:table-cell office:value-type="currency" office:value="0" table:formula="of:=[.I27]-[.B28]" table:style-name="ce19">
            <text:p>#VALOR!</text:p>
          </table:table-cell>
          <table:table-cell office:value-type="currency" office:value="0" table:formula="of:=[.J27]-$$cpcu*4+[.B27]*(1-$$pam)" table:style-name="ce19">
            <text:p>#VALOR!</text:p>
          </table:table-cell>
          <table:table-cell office:value-type="currency" office:value="3180000" table:formula="of:=[.K27]+$$vpcm*4" table:style-name="ce19">
            <text:p>€3 180 000</text:p>
          </table:table-cell>
          <table:table-cell table:number-columns-repeated="16373"/>
        </table:table-row>
        <table:table-row table:style-name="ro1">
          <table:table-cell office:value-type="date" office:date-value="2023-07-01T00:00:00" table:formula="of:=DATE(YEAR([.A28]);MONTH([.A28])+1;DAY([.A28]))" table:style-name="ce21">
            <text:p>2023-07</text:p>
          </table:table-cell>
          <table:table-cell office:value-type="currency" office:value="120960" table:formula="of:=[.C29]*350*4*$$pvpdose" table:style-name="ce19">
            <text:p>€120 960</text:p>
          </table:table-cell>
          <table:table-cell office:value-type="float" office:value="72" table:formula="of:=[.C28]+4" table:style-name="ce1">
            <text:p>72</text:p>
          </table:table-cell>
          <table:table-cell table:style-name="ce1"/>
          <table:table-cell office:value-type="currency" office:value="20960" table:formula="of:=[.B29]-4*$$cpcu" table:style-name="ce19">
            <text:p>€20 960</text:p>
          </table:table-cell>
          <table:table-cell table:style-name="ce19"/>
          <table:table-cell office:value-type="currency" office:value="25960" table:formula="of:=5000+[.E29]" table:style-name="ce19">
            <text:p>€25 960</text:p>
          </table:table-cell>
          <table:table-cell office:value-type="currency" office:value="960880" table:formula="of:=[.H28]-[.G29]" table:style-name="ce19">
            <text:p>€960 880</text:p>
          </table:table-cell>
          <table:table-cell office:value-type="currency" office:value="0" table:formula="of:=[.I28]-[.B29]" table:style-name="ce19">
            <text:p>#VALOR!</text:p>
          </table:table-cell>
          <table:table-cell office:value-type="currency" office:value="0" table:formula="of:=[.J28]-$$cpcu*4+[.B28]*(1-$$pam)" table:style-name="ce19">
            <text:p>#VALOR!</text:p>
          </table:table-cell>
          <table:table-cell office:value-type="currency" office:value="3340000" table:formula="of:=[.K28]+$$vpcm*4" table:style-name="ce19">
            <text:p>€3 340 000</text:p>
          </table:table-cell>
          <table:table-cell table:number-columns-repeated="16373"/>
        </table:table-row>
        <table:table-row table:style-name="ro1">
          <table:table-cell office:value-type="date" office:date-value="2023-08-01T00:00:00" table:formula="of:=DATE(YEAR([.A29]);MONTH([.A29])+1;DAY([.A29]))" table:style-name="ce21">
            <text:p>2023-08</text:p>
          </table:table-cell>
          <table:table-cell office:value-type="currency" office:value="127680" table:formula="of:=[.C30]*350*4*$$pvpdose" table:style-name="ce19">
            <text:p>€127 680</text:p>
          </table:table-cell>
          <table:table-cell office:value-type="float" office:value="76" table:formula="of:=[.C29]+4" table:style-name="ce1">
            <text:p>76</text:p>
          </table:table-cell>
          <table:table-cell table:style-name="ce1"/>
          <table:table-cell office:value-type="currency" office:value="27680" table:formula="of:=[.B30]-4*$$cpcu" table:style-name="ce19">
            <text:p>€27 680</text:p>
          </table:table-cell>
          <table:table-cell table:style-name="ce19"/>
          <table:table-cell office:value-type="currency" office:value="32680" table:formula="of:=5000+[.E30]" table:style-name="ce19">
            <text:p>€32 680</text:p>
          </table:table-cell>
          <table:table-cell office:value-type="currency" office:value="928200" table:formula="of:=[.H29]-[.G30]" table:style-name="ce19">
            <text:p>€928 200</text:p>
          </table:table-cell>
          <table:table-cell office:value-type="currency" office:value="0" table:formula="of:=[.I29]-[.B30]" table:style-name="ce19">
            <text:p>#VALOR!</text:p>
          </table:table-cell>
          <table:table-cell office:value-type="currency" office:value="0" table:formula="of:=[.J29]-$$cpcu*4+[.B29]*(1-$$pam)" table:style-name="ce19">
            <text:p>#VALOR!</text:p>
          </table:table-cell>
          <table:table-cell office:value-type="currency" office:value="3500000" table:formula="of:=[.K29]+$$vpcm*4" table:style-name="ce19">
            <text:p>€3 500 000</text:p>
          </table:table-cell>
          <table:table-cell table:number-columns-repeated="16373"/>
        </table:table-row>
        <table:table-row table:style-name="ro1">
          <table:table-cell office:value-type="date" office:date-value="2023-09-01T00:00:00" table:formula="of:=DATE(YEAR([.A30]);MONTH([.A30])+1;DAY([.A30]))" table:style-name="ce21">
            <text:p>2023-09</text:p>
          </table:table-cell>
          <table:table-cell office:value-type="currency" office:value="134400" table:formula="of:=[.C31]*350*4*$$pvpdose" table:style-name="ce19">
            <text:p>€134 400</text:p>
          </table:table-cell>
          <table:table-cell office:value-type="float" office:value="80" table:formula="of:=[.C30]+4" table:style-name="ce1">
            <text:p>80</text:p>
          </table:table-cell>
          <table:table-cell table:style-name="ce1"/>
          <table:table-cell office:value-type="currency" office:value="34400" table:formula="of:=[.B31]-4*$$cpcu" table:style-name="ce19">
            <text:p>€34 400</text:p>
          </table:table-cell>
          <table:table-cell table:style-name="ce19"/>
          <table:table-cell office:value-type="currency" office:value="39400" table:formula="of:=5000+[.E31]" table:style-name="ce19">
            <text:p>€39 400</text:p>
          </table:table-cell>
          <table:table-cell office:value-type="currency" office:value="888800" table:formula="of:=[.H30]-[.G31]" table:style-name="ce19">
            <text:p>€888 800</text:p>
          </table:table-cell>
          <table:table-cell office:value-type="currency" office:value="0" table:formula="of:=[.I30]-[.B31]" table:style-name="ce19">
            <text:p>#VALOR!</text:p>
          </table:table-cell>
          <table:table-cell office:value-type="currency" office:value="0" table:formula="of:=[.J30]-$$cpcu*4+[.B30]*(1-$$pam)" table:style-name="ce19">
            <text:p>#VALOR!</text:p>
          </table:table-cell>
          <table:table-cell office:value-type="currency" office:value="3660000" table:formula="of:=[.K30]+$$vpcm*4" table:style-name="ce19">
            <text:p>€3 660 000</text:p>
          </table:table-cell>
          <table:table-cell table:number-columns-repeated="16373"/>
        </table:table-row>
        <table:table-row table:style-name="ro1">
          <table:table-cell office:value-type="date" office:date-value="2023-10-01T00:00:00" table:formula="of:=DATE(YEAR([.A31]);MONTH([.A31])+1;DAY([.A31]))" table:style-name="ce21">
            <text:p>2023-10</text:p>
          </table:table-cell>
          <table:table-cell office:value-type="currency" office:value="141120" table:formula="of:=[.C32]*350*4*$$pvpdose" table:style-name="ce19">
            <text:p>€141 120</text:p>
          </table:table-cell>
          <table:table-cell office:value-type="float" office:value="84" table:formula="of:=[.C31]+4" table:style-name="ce1">
            <text:p>84</text:p>
          </table:table-cell>
          <table:table-cell table:style-name="ce1"/>
          <table:table-cell office:value-type="currency" office:value="41120" table:formula="of:=[.B32]-4*$$cpcu" table:style-name="ce19">
            <text:p>€41 120</text:p>
          </table:table-cell>
          <table:table-cell table:style-name="ce19"/>
          <table:table-cell office:value-type="currency" office:value="46120" table:formula="of:=5000+[.E32]" table:style-name="ce19">
            <text:p>€46 120</text:p>
          </table:table-cell>
          <table:table-cell office:value-type="currency" office:value="842680" table:formula="of:=[.H31]-[.G32]" table:style-name="ce19">
            <text:p>€842 680</text:p>
          </table:table-cell>
          <table:table-cell office:value-type="currency" office:value="0" table:formula="of:=[.I31]-[.B32]" table:style-name="ce19">
            <text:p>#VALOR!</text:p>
          </table:table-cell>
          <table:table-cell office:value-type="currency" office:value="0" table:formula="of:=[.J31]-$$cpcu*4+[.B31]*(1-$$pam)" table:style-name="ce19">
            <text:p>#VALOR!</text:p>
          </table:table-cell>
          <table:table-cell office:value-type="currency" office:value="3820000" table:formula="of:=[.K31]+$$vpcm*4" table:style-name="ce19">
            <text:p>€3 820 000</text:p>
          </table:table-cell>
          <table:table-cell table:number-columns-repeated="16373"/>
        </table:table-row>
        <table:table-row table:style-name="ro1">
          <table:table-cell office:value-type="date" office:date-value="2023-11-01T00:00:00" table:formula="of:=DATE(YEAR([.A32]);MONTH([.A32])+1;DAY([.A32]))" table:style-name="ce21">
            <text:p>2023-11</text:p>
          </table:table-cell>
          <table:table-cell office:value-type="currency" office:value="147840" table:formula="of:=[.C33]*350*4*$$pvpdose" table:style-name="ce19">
            <text:p>€147 840</text:p>
          </table:table-cell>
          <table:table-cell office:value-type="float" office:value="88" table:formula="of:=[.C32]+4" table:style-name="ce1">
            <text:p>88</text:p>
          </table:table-cell>
          <table:table-cell table:style-name="ce1"/>
          <table:table-cell office:value-type="currency" office:value="47840" table:formula="of:=[.B33]-4*$$cpcu" table:style-name="ce19">
            <text:p>€47 840</text:p>
          </table:table-cell>
          <table:table-cell table:style-name="ce19"/>
          <table:table-cell office:value-type="currency" office:value="52840" table:formula="of:=5000+[.E33]" table:style-name="ce19">
            <text:p>€52 840</text:p>
          </table:table-cell>
          <table:table-cell office:value-type="currency" office:value="789840" table:formula="of:=[.H32]-[.G33]" table:style-name="ce19">
            <text:p>€789 840</text:p>
          </table:table-cell>
          <table:table-cell office:value-type="currency" office:value="0" table:formula="of:=[.I32]-[.B33]" table:style-name="ce19">
            <text:p>#VALOR!</text:p>
          </table:table-cell>
          <table:table-cell office:value-type="currency" office:value="0" table:formula="of:=[.J32]-$$cpcu*4+[.B32]*(1-$$pam)" table:style-name="ce19">
            <text:p>#VALOR!</text:p>
          </table:table-cell>
          <table:table-cell office:value-type="currency" office:value="3980000" table:formula="of:=[.K32]+$$vpcm*4" table:style-name="ce19">
            <text:p>€3 9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3-12-01T00:00:00" table:formula="of:=DATE(YEAR([.A33]);MONTH([.A33])+1;DAY([.A33]))" table:style-name="ce21">
            <text:p>2023-12</text:p>
          </table:table-cell>
          <table:table-cell office:value-type="currency" office:value="154560" table:formula="of:=[.C34]*350*4*$$pvpdose" table:style-name="ce19">
            <text:p>€154 560</text:p>
          </table:table-cell>
          <table:table-cell office:value-type="float" office:value="92" table:formula="of:=[.C33]+4" table:style-name="ce1">
            <text:p>92</text:p>
          </table:table-cell>
          <table:table-cell table:style-name="ce1"/>
          <table:table-cell office:value-type="currency" office:value="54560" table:formula="of:=[.B34]-4*$$cpcu" table:style-name="ce19">
            <text:p>€54 560</text:p>
          </table:table-cell>
          <table:table-cell table:style-name="ce19"/>
          <table:table-cell office:value-type="currency" office:value="59560" table:formula="of:=5000+[.E34]" table:style-name="ce19">
            <text:p>€59 560</text:p>
          </table:table-cell>
          <table:table-cell office:value-type="currency" office:value="730280" table:formula="of:=[.H33]-[.G34]" table:style-name="ce19">
            <text:p>€730 280</text:p>
          </table:table-cell>
          <table:table-cell office:value-type="currency" office:value="0" table:formula="of:=[.I33]-[.B34]" table:style-name="ce19">
            <text:p>#VALOR!</text:p>
          </table:table-cell>
          <table:table-cell office:value-type="currency" office:value="0" table:formula="of:=[.J33]-$$cpcu*4+[.B33]*(1-$$pam)" table:style-name="ce19">
            <text:p>#VALOR!</text:p>
          </table:table-cell>
          <table:table-cell office:value-type="currency" office:value="4140000" table:formula="of:=[.K33]+$$vpcm*4" table:style-name="ce19">
            <text:p>€4 1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1-01T00:00:00" table:formula="of:=DATE(YEAR([.A34]);MONTH([.A34])+1;DAY([.A34]))" table:style-name="ce21">
            <text:p>2024-01</text:p>
          </table:table-cell>
          <table:table-cell office:value-type="currency" office:value="161280" table:formula="of:=[.C35]*350*4*$$pvpdose" table:style-name="ce19">
            <text:p>€161 280</text:p>
          </table:table-cell>
          <table:table-cell office:value-type="float" office:value="96" table:formula="of:=[.C34]+4" table:style-name="ce1">
            <text:p>96</text:p>
          </table:table-cell>
          <table:table-cell table:style-name="ce1"/>
          <table:table-cell office:value-type="currency" office:value="61280" table:formula="of:=[.B35]-4*$$cpcu" table:style-name="ce19">
            <text:p>€61 280</text:p>
          </table:table-cell>
          <table:table-cell table:style-name="ce19"/>
          <table:table-cell office:value-type="currency" office:value="66280" table:formula="of:=5000+[.E35]" table:style-name="ce19">
            <text:p>€66 280</text:p>
          </table:table-cell>
          <table:table-cell office:value-type="currency" office:value="664000" table:formula="of:=[.H34]-[.G35]" table:style-name="ce19">
            <text:p>€664 000</text:p>
          </table:table-cell>
          <table:table-cell office:value-type="currency" office:value="0" table:formula="of:=[.I34]-[.B35]" table:style-name="ce19">
            <text:p>#VALOR!</text:p>
          </table:table-cell>
          <table:table-cell office:value-type="currency" office:value="0" table:formula="of:=[.J34]-$$cpcu*4+[.B34]*(1-$$pam)" table:style-name="ce19">
            <text:p>#VALOR!</text:p>
          </table:table-cell>
          <table:table-cell office:value-type="currency" office:value="4300000" table:formula="of:=[.K34]+$$vpcm*4" table:style-name="ce19">
            <text:p>€4 3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2-01T00:00:00" table:formula="of:=DATE(YEAR([.A35]);MONTH([.A35])+1;DAY([.A35]))" table:style-name="ce21">
            <text:p>2024-02</text:p>
          </table:table-cell>
          <table:table-cell office:value-type="currency" office:value="168000" table:formula="of:=[.C36]*350*4*$$pvpdose" table:style-name="ce19">
            <text:p>€168 000</text:p>
          </table:table-cell>
          <table:table-cell office:value-type="float" office:value="100" table:formula="of:=[.C35]+4" table:style-name="ce1">
            <text:p>100</text:p>
          </table:table-cell>
          <table:table-cell table:style-name="ce1"/>
          <table:table-cell office:value-type="currency" office:value="68000" table:formula="of:=[.B36]-4*$$cpcu" table:style-name="ce19">
            <text:p>€68 000</text:p>
          </table:table-cell>
          <table:table-cell table:style-name="ce19"/>
          <table:table-cell office:value-type="currency" office:value="73000" table:formula="of:=5000+[.E36]" table:style-name="ce19">
            <text:p>€73 000</text:p>
          </table:table-cell>
          <table:table-cell office:value-type="currency" office:value="591000" table:formula="of:=[.H35]-[.G36]" table:style-name="ce19">
            <text:p>€591 000</text:p>
          </table:table-cell>
          <table:table-cell office:value-type="currency" office:value="0" table:formula="of:=[.I35]-[.B36]" table:style-name="ce19">
            <text:p>#VALOR!</text:p>
          </table:table-cell>
          <table:table-cell office:value-type="currency" office:value="0" table:formula="of:=[.J35]-$$cpcu*4+[.B35]*(1-$$pam)" table:style-name="ce19">
            <text:p>#VALOR!</text:p>
          </table:table-cell>
          <table:table-cell office:value-type="currency" office:value="4460000" table:formula="of:=[.K35]+$$vpcm*4" table:style-name="ce19">
            <text:p>€4 4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3-01T00:00:00" table:formula="of:=DATE(YEAR([.A36]);MONTH([.A36])+1;DAY([.A36]))" table:style-name="ce21">
            <text:p>2024-03</text:p>
          </table:table-cell>
          <table:table-cell office:value-type="currency" office:value="174720" table:formula="of:=[.C37]*350*4*$$pvpdose" table:style-name="ce19">
            <text:p>€174 720</text:p>
          </table:table-cell>
          <table:table-cell office:value-type="float" office:value="104" table:formula="of:=[.C36]+4" table:style-name="ce1">
            <text:p>104</text:p>
          </table:table-cell>
          <table:table-cell table:style-name="ce1"/>
          <table:table-cell office:value-type="currency" office:value="74720" table:formula="of:=[.B37]-4*$$cpcu" table:style-name="ce19">
            <text:p>€74 720</text:p>
          </table:table-cell>
          <table:table-cell table:style-name="ce19"/>
          <table:table-cell office:value-type="currency" office:value="79720" table:formula="of:=5000+[.E37]" table:style-name="ce19">
            <text:p>€79 720</text:p>
          </table:table-cell>
          <table:table-cell office:value-type="currency" office:value="511280" table:formula="of:=[.H36]-[.G37]" table:style-name="ce19">
            <text:p>€511 280</text:p>
          </table:table-cell>
          <table:table-cell office:value-type="currency" office:value="0" table:formula="of:=[.I36]-[.B37]" table:style-name="ce19">
            <text:p>#VALOR!</text:p>
          </table:table-cell>
          <table:table-cell office:value-type="currency" office:value="0" table:formula="of:=[.J36]-$$cpcu*4+[.B36]*(1-$$pam)" table:style-name="ce19">
            <text:p>#VALOR!</text:p>
          </table:table-cell>
          <table:table-cell office:value-type="currency" office:value="4620000" table:formula="of:=[.K36]+$$vpcm*4" table:style-name="ce19">
            <text:p>€4 62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4-01T00:00:00" table:formula="of:=DATE(YEAR([.A37]);MONTH([.A37])+1;DAY([.A37]))" table:style-name="ce21">
            <text:p>2024-04</text:p>
          </table:table-cell>
          <table:table-cell office:value-type="currency" office:value="181440" table:formula="of:=[.C38]*350*4*$$pvpdose" table:style-name="ce19">
            <text:p>€181 440</text:p>
          </table:table-cell>
          <table:table-cell office:value-type="float" office:value="108" table:formula="of:=[.C37]+4" table:style-name="ce1">
            <text:p>108</text:p>
          </table:table-cell>
          <table:table-cell table:style-name="ce1"/>
          <table:table-cell office:value-type="currency" office:value="81440" table:formula="of:=[.B38]-4*$$cpcu" table:style-name="ce19">
            <text:p>€81 440</text:p>
          </table:table-cell>
          <table:table-cell table:style-name="ce19"/>
          <table:table-cell office:value-type="currency" office:value="86440" table:formula="of:=5000+[.E38]" table:style-name="ce19">
            <text:p>€86 440</text:p>
          </table:table-cell>
          <table:table-cell office:value-type="currency" office:value="424840" table:formula="of:=[.H37]-[.G38]" table:style-name="ce19">
            <text:p>€424 840</text:p>
          </table:table-cell>
          <table:table-cell office:value-type="currency" office:value="0" table:formula="of:=[.I37]-[.B38]" table:style-name="ce19">
            <text:p>#VALOR!</text:p>
          </table:table-cell>
          <table:table-cell office:value-type="currency" office:value="0" table:formula="of:=[.J37]-$$cpcu*4+[.B37]*(1-$$pam)" table:style-name="ce19">
            <text:p>#VALOR!</text:p>
          </table:table-cell>
          <table:table-cell office:value-type="currency" office:value="4780000" table:formula="of:=[.K37]+$$vpcm*4" table:style-name="ce19">
            <text:p>€4 7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5-01T00:00:00" table:formula="of:=DATE(YEAR([.A38]);MONTH([.A38])+1;DAY([.A38]))" table:style-name="ce21">
            <text:p>2024-05</text:p>
          </table:table-cell>
          <table:table-cell office:value-type="currency" office:value="188160" table:formula="of:=[.C39]*350*4*$$pvpdose" table:style-name="ce19">
            <text:p>€188 160</text:p>
          </table:table-cell>
          <table:table-cell office:value-type="float" office:value="112" table:formula="of:=[.C38]+4" table:style-name="ce1">
            <text:p>112</text:p>
          </table:table-cell>
          <table:table-cell table:style-name="ce1"/>
          <table:table-cell office:value-type="currency" office:value="88160" table:formula="of:=[.B39]-4*$$cpcu" table:style-name="ce19">
            <text:p>€88 160</text:p>
          </table:table-cell>
          <table:table-cell table:style-name="ce19"/>
          <table:table-cell office:value-type="currency" office:value="93160" table:formula="of:=5000+[.E39]" table:style-name="ce19">
            <text:p>€93 160</text:p>
          </table:table-cell>
          <table:table-cell office:value-type="currency" office:value="331680" table:formula="of:=[.H38]-[.G39]" table:style-name="ce19">
            <text:p>€331 680</text:p>
          </table:table-cell>
          <table:table-cell office:value-type="currency" office:value="0" table:formula="of:=[.I38]-[.B39]" table:style-name="ce19">
            <text:p>#VALOR!</text:p>
          </table:table-cell>
          <table:table-cell office:value-type="currency" office:value="0" table:formula="of:=[.J38]-$$cpcu*4+[.B38]*(1-$$pam)" table:style-name="ce19">
            <text:p>#VALOR!</text:p>
          </table:table-cell>
          <table:table-cell office:value-type="currency" office:value="4940000" table:formula="of:=[.K38]+$$vpcm*4" table:style-name="ce19">
            <text:p>€4 9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6-01T00:00:00" table:formula="of:=DATE(YEAR([.A39]);MONTH([.A39])+1;DAY([.A39]))" table:style-name="ce21">
            <text:p>2024-06</text:p>
          </table:table-cell>
          <table:table-cell office:value-type="currency" office:value="194880" table:formula="of:=[.C40]*350*4*$$pvpdose" table:style-name="ce19">
            <text:p>€194 880</text:p>
          </table:table-cell>
          <table:table-cell office:value-type="float" office:value="116" table:formula="of:=[.C39]+4" table:style-name="ce1">
            <text:p>116</text:p>
          </table:table-cell>
          <table:table-cell table:style-name="ce1"/>
          <table:table-cell office:value-type="currency" office:value="94880" table:formula="of:=[.B40]-4*$$cpcu" table:style-name="ce19">
            <text:p>€94 880</text:p>
          </table:table-cell>
          <table:table-cell table:style-name="ce19"/>
          <table:table-cell office:value-type="currency" office:value="99880" table:formula="of:=5000+[.E40]" table:style-name="ce19">
            <text:p>€99 880</text:p>
          </table:table-cell>
          <table:table-cell office:value-type="currency" office:value="231800" table:formula="of:=[.H39]-[.G40]" table:style-name="ce19">
            <text:p>€231 800</text:p>
          </table:table-cell>
          <table:table-cell office:value-type="currency" office:value="0" table:formula="of:=[.I39]-[.B40]" table:style-name="ce19">
            <text:p>#VALOR!</text:p>
          </table:table-cell>
          <table:table-cell office:value-type="currency" office:value="0" table:formula="of:=[.J39]-$$cpcu*4+[.B39]*(1-$$pam)" table:style-name="ce19">
            <text:p>#VALOR!</text:p>
          </table:table-cell>
          <table:table-cell office:value-type="currency" office:value="5100000" table:formula="of:=[.K39]+$$vpcm*4" table:style-name="ce19">
            <text:p>€5 1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7-01T00:00:00" table:formula="of:=DATE(YEAR([.A40]);MONTH([.A40])+1;DAY([.A40]))" table:style-name="ce21">
            <text:p>2024-07</text:p>
          </table:table-cell>
          <table:table-cell office:value-type="currency" office:value="201600" table:formula="of:=[.C41]*350*4*$$pvpdose" table:style-name="ce19">
            <text:p>€201 600</text:p>
          </table:table-cell>
          <table:table-cell office:value-type="float" office:value="120" table:formula="of:=[.C40]+4" table:style-name="ce1">
            <text:p>120</text:p>
          </table:table-cell>
          <table:table-cell table:style-name="ce1"/>
          <table:table-cell office:value-type="currency" office:value="101600" table:formula="of:=[.B41]-4*$$cpcu" table:style-name="ce19">
            <text:p>€101 600</text:p>
          </table:table-cell>
          <table:table-cell table:style-name="ce19"/>
          <table:table-cell office:value-type="currency" office:value="106600" table:formula="of:=5000+[.E41]" table:style-name="ce19">
            <text:p>€106 600</text:p>
          </table:table-cell>
          <table:table-cell office:value-type="currency" office:value="125200" table:formula="of:=[.H40]-[.G41]" table:style-name="ce19">
            <text:p>€125 200</text:p>
          </table:table-cell>
          <table:table-cell office:value-type="currency" office:value="0" table:formula="of:=[.I40]-[.B41]" table:style-name="ce19">
            <text:p>#VALOR!</text:p>
          </table:table-cell>
          <table:table-cell office:value-type="currency" office:value="0" table:formula="of:=[.J40]-$$cpcu*4+[.B40]*(1-$$pam)" table:style-name="ce19">
            <text:p>#VALOR!</text:p>
          </table:table-cell>
          <table:table-cell office:value-type="currency" office:value="5260000" table:formula="of:=[.K40]+$$vpcm*4" table:style-name="ce19">
            <text:p>€5 2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8-01T00:00:00" table:formula="of:=DATE(YEAR([.A41]);MONTH([.A41])+1;DAY([.A41]))" table:style-name="ce21">
            <text:p>2024-08</text:p>
          </table:table-cell>
          <table:table-cell office:value-type="currency" office:value="208320" table:formula="of:=[.C42]*350*4*$$pvpdose" table:style-name="ce19">
            <text:p>€208 320</text:p>
          </table:table-cell>
          <table:table-cell office:value-type="float" office:value="124" table:formula="of:=[.C41]+4" table:style-name="ce1">
            <text:p>124</text:p>
          </table:table-cell>
          <table:table-cell table:style-name="ce1"/>
          <table:table-cell office:value-type="currency" office:value="108320" table:formula="of:=[.B42]-4*$$cpcu" table:style-name="ce19">
            <text:p>€108 320</text:p>
          </table:table-cell>
          <table:table-cell table:style-name="ce19"/>
          <table:table-cell office:value-type="currency" office:value="113320" table:formula="of:=5000+[.E42]" table:style-name="ce19">
            <text:p>€113 320</text:p>
          </table:table-cell>
          <table:table-cell office:value-type="currency" office:value="11880" table:formula="of:=[.H41]-[.G42]" table:style-name="ce19">
            <text:p>€11 880</text:p>
          </table:table-cell>
          <table:table-cell office:value-type="currency" office:value="0" table:formula="of:=[.I41]-[.B42]" table:style-name="ce19">
            <text:p>#VALOR!</text:p>
          </table:table-cell>
          <table:table-cell office:value-type="currency" office:value="0" table:formula="of:=[.J41]-$$cpcu*4+[.B41]*(1-$$pam)" table:style-name="ce19">
            <text:p>#VALOR!</text:p>
          </table:table-cell>
          <table:table-cell office:value-type="currency" office:value="5420000" table:formula="of:=[.K41]+$$vpcm*4" table:style-name="ce19">
            <text:p>€5 420 000</text:p>
          </table:table-cell>
          <table:table-cell office:value-type="string" table:style-name="ce23">
            <text:p>*Empréstimo fica pago</text:p>
          </table:table-cell>
          <table:table-cell table:number-columns-repeated="16372"/>
        </table:table-row>
        <table:table-row table:style-name="ro1">
          <table:table-cell office:value-type="date" office:date-value="2024-09-01T00:00:00" table:formula="of:=DATE(YEAR([.A42]);MONTH([.A42])+1;DAY([.A42]))" table:style-name="ce21">
            <text:p>2024-09</text:p>
          </table:table-cell>
          <table:table-cell office:value-type="currency" office:value="215040" table:formula="of:=[.C43]*350*4*$$pvpdose" table:style-name="ce19">
            <text:p>€215 040</text:p>
          </table:table-cell>
          <table:table-cell office:value-type="float" office:value="128" table:formula="of:=[.C42]+4" table:style-name="ce1">
            <text:p>128</text:p>
          </table:table-cell>
          <table:table-cell table:style-name="ce1"/>
          <table:table-cell office:value-type="currency" office:value="115040" table:formula="of:=[.B43]-4*$$cpcu" table:style-name="ce19">
            <text:p>€115 040</text:p>
          </table:table-cell>
          <table:table-cell office:value-type="currency" office:value="115040" table:formula="of:=[.E43]" table:style-name="ce19">
            <text:p>€115 040</text:p>
          </table:table-cell>
          <table:table-cell table:number-columns-repeated="2" table:style-name="ce19"/>
          <table:table-cell office:value-type="currency" office:value="0" table:formula="of:=[.I42]-[.B43]" table:style-name="ce19">
            <text:p>#VALOR!</text:p>
          </table:table-cell>
          <table:table-cell office:value-type="currency" office:value="0" table:formula="of:=[.J42]-$$cpcu*4+[.B42]*(1-$$pam)" table:style-name="ce19">
            <text:p>#VALOR!</text:p>
          </table:table-cell>
          <table:table-cell office:value-type="currency" office:value="5580000" table:formula="of:=[.K42]+$$vpcm*4" table:style-name="ce19">
            <text:p>€5 5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10-01T00:00:00" table:formula="of:=DATE(YEAR([.A43]);MONTH([.A43])+1;DAY([.A43]))" table:style-name="ce21">
            <text:p>2024-10</text:p>
          </table:table-cell>
          <table:table-cell office:value-type="currency" office:value="221760" table:formula="of:=[.C44]*350*4*$$pvpdose" table:style-name="ce19">
            <text:p>€221 760</text:p>
          </table:table-cell>
          <table:table-cell office:value-type="float" office:value="132" table:formula="of:=[.C43]+4" table:style-name="ce1">
            <text:p>132</text:p>
          </table:table-cell>
          <table:table-cell table:style-name="ce1"/>
          <table:table-cell office:value-type="currency" office:value="121760" table:formula="of:=[.B44]-4*$$cpcu" table:style-name="ce19">
            <text:p>€121 760</text:p>
          </table:table-cell>
          <table:table-cell office:value-type="currency" office:value="236800" table:formula="of:=[.F43]+[.E44]" table:style-name="ce19">
            <text:p>€236 800</text:p>
          </table:table-cell>
          <table:table-cell table:style-name="ce19"/>
          <table:table-cell table:style-name="ce1"/>
          <table:table-cell office:value-type="currency" office:value="0" table:formula="of:=[.I43]-[.B44]" table:style-name="ce19">
            <text:p>#VALOR!</text:p>
          </table:table-cell>
          <table:table-cell office:value-type="currency" office:value="0" table:formula="of:=[.J43]-$$cpcu*4+[.B43]*(1-$$pam)" table:style-name="ce19">
            <text:p>#VALOR!</text:p>
          </table:table-cell>
          <table:table-cell office:value-type="currency" office:value="5740000" table:formula="of:=[.K43]+$$vpcm*4" table:style-name="ce19">
            <text:p>€5 7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11-01T00:00:00" table:formula="of:=DATE(YEAR([.A44]);MONTH([.A44])+1;DAY([.A44]))" table:style-name="ce21">
            <text:p>2024-11</text:p>
          </table:table-cell>
          <table:table-cell office:value-type="currency" office:value="228480" table:formula="of:=[.C45]*350*4*$$pvpdose" table:style-name="ce19">
            <text:p>€228 480</text:p>
          </table:table-cell>
          <table:table-cell office:value-type="float" office:value="136" table:formula="of:=[.C44]+4" table:style-name="ce1">
            <text:p>136</text:p>
          </table:table-cell>
          <table:table-cell table:style-name="ce1"/>
          <table:table-cell office:value-type="currency" office:value="128480" table:formula="of:=[.B45]-4*$$cpcu" table:style-name="ce19">
            <text:p>€128 480</text:p>
          </table:table-cell>
          <table:table-cell office:value-type="currency" office:value="365280" table:formula="of:=[.F44]+[.E45]" table:style-name="ce19">
            <text:p>€365 280</text:p>
          </table:table-cell>
          <table:table-cell table:style-name="ce19"/>
          <table:table-cell table:style-name="ce1"/>
          <table:table-cell office:value-type="currency" office:value="0" table:formula="of:=[.I44]-[.B45]" table:style-name="ce19">
            <text:p>#VALOR!</text:p>
          </table:table-cell>
          <table:table-cell office:value-type="currency" office:value="0" table:formula="of:=[.J44]-$$cpcu*4+[.B44]*(1-$$pam)" table:style-name="ce19">
            <text:p>#VALOR!</text:p>
          </table:table-cell>
          <table:table-cell office:value-type="currency" office:value="5900000" table:formula="of:=[.K44]+$$vpcm*4" table:style-name="ce19">
            <text:p>€5 9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12-01T00:00:00" table:formula="of:=DATE(YEAR([.A45]);MONTH([.A45])+1;DAY([.A45]))" table:style-name="ce21">
            <text:p>2024-12</text:p>
          </table:table-cell>
          <table:table-cell office:value-type="currency" office:value="235200" table:formula="of:=[.C46]*350*4*$$pvpdose" table:style-name="ce19">
            <text:p>€235 200</text:p>
          </table:table-cell>
          <table:table-cell office:value-type="float" office:value="140" table:formula="of:=[.C45]+4" table:style-name="ce1">
            <text:p>140</text:p>
          </table:table-cell>
          <table:table-cell table:style-name="ce1"/>
          <table:table-cell office:value-type="currency" office:value="135200" table:formula="of:=[.B46]-4*$$cpcu" table:style-name="ce19">
            <text:p>€135 200</text:p>
          </table:table-cell>
          <table:table-cell office:value-type="currency" office:value="500480" table:formula="of:=[.F45]+[.E46]" table:style-name="ce19">
            <text:p>€500 480</text:p>
          </table:table-cell>
          <table:table-cell table:style-name="ce19"/>
          <table:table-cell table:style-name="ce1"/>
          <table:table-cell office:value-type="currency" office:value="0" table:formula="of:=[.I45]-[.B46]" table:style-name="ce19">
            <text:p>#VALOR!</text:p>
          </table:table-cell>
          <table:table-cell office:value-type="currency" office:value="0" table:formula="of:=[.J45]-$$cpcu*4+[.B45]*(1-$$pam)" table:style-name="ce19">
            <text:p>#VALOR!</text:p>
          </table:table-cell>
          <table:table-cell office:value-type="currency" office:value="6060000" table:formula="of:=[.K45]+$$vpcm*4" table:style-name="ce19">
            <text:p>€6 0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5-01-01T00:00:00" table:formula="of:=DATE(YEAR([.A46]);MONTH([.A46])+1;DAY([.A46]))" table:style-name="ce21">
            <text:p>2025-01</text:p>
          </table:table-cell>
          <table:table-cell office:value-type="currency" office:value="241920" table:formula="of:=[.C47]*350*4*$$pvpdose" table:style-name="ce19">
            <text:p>€241 920</text:p>
          </table:table-cell>
          <table:table-cell office:value-type="float" office:value="144" table:formula="of:=[.C46]+4" table:style-name="ce1">
            <text:p>144</text:p>
          </table:table-cell>
          <table:table-cell table:style-name="ce1"/>
          <table:table-cell office:value-type="currency" office:value="141920" table:formula="of:=[.B47]-4*$$cpcu" table:style-name="ce19">
            <text:p>€141 920</text:p>
          </table:table-cell>
          <table:table-cell office:value-type="currency" office:value="642400" table:formula="of:=[.F46]+[.E47]" table:style-name="ce19">
            <text:p>€642 400</text:p>
          </table:table-cell>
          <table:table-cell table:style-name="ce19"/>
          <table:table-cell table:style-name="ce1"/>
          <table:table-cell office:value-type="currency" office:value="0" table:formula="of:=[.I46]-[.B47]" table:style-name="ce19">
            <text:p>#VALOR!</text:p>
          </table:table-cell>
          <table:table-cell office:value-type="currency" office:value="0" table:formula="of:=[.J46]-$$cpcu*4+[.B46]*(1-$$pam)" table:style-name="ce19">
            <text:p>#VALOR!</text:p>
          </table:table-cell>
          <table:table-cell office:value-type="currency" office:value="6220000" table:formula="of:=[.K46]+$$vpcm*4" table:style-name="ce19">
            <text:p>€6 22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5-02-01T00:00:00" table:formula="of:=DATE(YEAR([.A47]);MONTH([.A47])+1;DAY([.A47]))" table:style-name="ce21">
            <text:p>2025-02</text:p>
          </table:table-cell>
          <table:table-cell office:value-type="currency" office:value="248640" table:formula="of:=[.C48]*350*4*$$pvpdose" table:style-name="ce19">
            <text:p>€248 640</text:p>
          </table:table-cell>
          <table:table-cell office:value-type="float" office:value="148" table:formula="of:=[.C47]+4" table:style-name="ce1">
            <text:p>148</text:p>
          </table:table-cell>
          <table:table-cell table:style-name="ce1"/>
          <table:table-cell office:value-type="currency" office:value="148640" table:formula="of:=[.B48]-4*$$cpcu" table:style-name="ce19">
            <text:p>€148 640</text:p>
          </table:table-cell>
          <table:table-cell office:value-type="currency" office:value="791040" table:formula="of:=[.F47]+[.E48]" table:style-name="ce19">
            <text:p>€791 040</text:p>
          </table:table-cell>
          <table:table-cell table:style-name="ce19"/>
          <table:table-cell table:style-name="ce1"/>
          <table:table-cell office:value-type="currency" office:value="0" table:formula="of:=[.I47]-[.B48]" table:style-name="ce19">
            <text:p>#VALOR!</text:p>
          </table:table-cell>
          <table:table-cell office:value-type="currency" office:value="0" table:formula="of:=[.J47]-$$cpcu*4+[.B47]*(1-$$pam)" table:style-name="ce19">
            <text:p>#VALOR!</text:p>
          </table:table-cell>
          <table:table-cell office:value-type="currency" office:value="6380000" table:formula="of:=[.K47]+$$vpcm*4" table:style-name="ce19">
            <text:p>€6 3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5-03-01T00:00:00" table:formula="of:=DATE(YEAR([.A48]);MONTH([.A48])+1;DAY([.A48]))" table:style-name="ce21">
            <text:p>2025-03</text:p>
          </table:table-cell>
          <table:table-cell office:value-type="currency" office:value="255360" table:formula="of:=[.C49]*350*4*$$pvpdose" table:style-name="ce19">
            <text:p>€255 360</text:p>
          </table:table-cell>
          <table:table-cell office:value-type="float" office:value="152" table:formula="of:=[.C48]+4" table:style-name="ce1">
            <text:p>152</text:p>
          </table:table-cell>
          <table:table-cell table:style-name="ce1"/>
          <table:table-cell office:value-type="currency" office:value="155360" table:formula="of:=[.B49]-4*$$cpcu" table:style-name="ce19">
            <text:p>€155 360</text:p>
          </table:table-cell>
          <table:table-cell office:value-type="currency" office:value="946400" table:formula="of:=[.F48]+[.E49]" table:style-name="ce19">
            <text:p>€946 400</text:p>
          </table:table-cell>
          <table:table-cell table:style-name="ce19"/>
          <table:table-cell table:style-name="ce1"/>
          <table:table-cell office:value-type="currency" office:value="0" table:formula="of:=[.I48]-[.B49]" table:style-name="ce19">
            <text:p>#VALOR!</text:p>
          </table:table-cell>
          <table:table-cell office:value-type="currency" office:value="0" table:formula="of:=[.J48]-$$cpcu*4+[.B48]*(1-$$pam)" table:style-name="ce19">
            <text:p>#VALOR!</text:p>
          </table:table-cell>
          <table:table-cell office:value-type="currency" office:value="6540000" table:formula="of:=[.K48]+$$vpcm*4" table:style-name="ce19">
            <text:p>€6 540 000</text:p>
          </table:table-cell>
          <table:table-cell table:number-columns-repeated="16373"/>
        </table:table-row>
        <table:table-row table:style-name="ro1">
          <table:table-cell office:value-type="date" office:date-value="2025-04-01T00:00:00" table:formula="of:=DATE(YEAR([.A49]);MONTH([.A49])+1;DAY([.A49]))" table:style-name="ce21">
            <text:p>2025-04</text:p>
          </table:table-cell>
          <table:table-cell office:value-type="currency" office:value="262080" table:formula="of:=[.C50]*350*4*$$pvpdose" table:style-name="ce19">
            <text:p>€262 080</text:p>
          </table:table-cell>
          <table:table-cell office:value-type="float" office:value="156" table:formula="of:=[.C49]+4" table:style-name="ce1">
            <text:p>156</text:p>
          </table:table-cell>
          <table:table-cell table:style-name="ce1"/>
          <table:table-cell office:value-type="currency" office:value="162080" table:formula="of:=[.B50]-4*$$cpcu" table:style-name="ce19">
            <text:p>€162 080</text:p>
          </table:table-cell>
          <table:table-cell office:value-type="currency" office:value="1108480" table:formula="of:=[.F49]+[.E50]" table:style-name="ce19">
            <text:p>€1 108 480</text:p>
          </table:table-cell>
          <table:table-cell table:style-name="ce19"/>
          <table:table-cell table:style-name="ce1"/>
          <table:table-cell office:value-type="currency" office:value="0" table:formula="of:=[.I49]-[.B50]" table:style-name="ce19">
            <text:p>#VALOR!</text:p>
          </table:table-cell>
          <table:table-cell office:value-type="currency" office:value="0" table:formula="of:=[.J49]-$$cpcu*4+[.B49]*(1-$$pam)" table:style-name="ce19">
            <text:p>#VALOR!</text:p>
          </table:table-cell>
          <table:table-cell office:value-type="currency" office:value="6700000" table:formula="of:=[.K49]+$$vpcm*4" table:style-name="ce19">
            <text:p>€6 700 000</text:p>
          </table:table-cell>
          <table:table-cell table:number-columns-repeated="16373"/>
        </table:table-row>
        <table:table-row table:style-name="ro1">
          <table:table-cell office:value-type="date" office:date-value="2025-05-01T00:00:00" table:formula="of:=DATE(YEAR([.A50]);MONTH([.A50])+1;DAY([.A50]))" table:style-name="ce21">
            <text:p>2025-05</text:p>
          </table:table-cell>
          <table:table-cell office:value-type="currency" office:value="268800" table:formula="of:=[.C51]*350*4*$$pvpdose" table:style-name="ce19">
            <text:p>€268 800</text:p>
          </table:table-cell>
          <table:table-cell office:value-type="float" office:value="160" table:formula="of:=[.C50]+4" table:style-name="ce1">
            <text:p>160</text:p>
          </table:table-cell>
          <table:table-cell table:style-name="ce1"/>
          <table:table-cell office:value-type="currency" office:value="168800" table:formula="of:=[.B51]-4*$$cpcu" table:style-name="ce19">
            <text:p>€168 800</text:p>
          </table:table-cell>
          <table:table-cell office:value-type="currency" office:value="1277280" table:formula="of:=[.F50]+[.E51]" table:style-name="ce19">
            <text:p>€1 277 280</text:p>
          </table:table-cell>
          <table:table-cell table:style-name="ce19"/>
          <table:table-cell table:style-name="ce1"/>
          <table:table-cell office:value-type="currency" office:value="0" table:formula="of:=[.I50]-[.B51]" table:style-name="ce19">
            <text:p>#VALOR!</text:p>
          </table:table-cell>
          <table:table-cell office:value-type="currency" office:value="0" table:formula="of:=[.J50]-$$cpcu*4+[.B50]*(1-$$pam)" table:style-name="ce19">
            <text:p>#VALOR!</text:p>
          </table:table-cell>
          <table:table-cell office:value-type="currency" office:value="6860000" table:formula="of:=[.K50]+$$vpcm*4" table:style-name="ce19">
            <text:p>€6 860 000</text:p>
          </table:table-cell>
          <table:table-cell table:number-columns-repeated="16373"/>
        </table:table-row>
        <table:table-row table:style-name="ro1">
          <table:table-cell office:value-type="date" office:date-value="2025-06-01T00:00:00" table:formula="of:=DATE(YEAR([.A51]);MONTH([.A51])+1;DAY([.A51]))" table:style-name="ce21">
            <text:p>2025-06</text:p>
          </table:table-cell>
          <table:table-cell office:value-type="currency" office:value="275520" table:formula="of:=[.C52]*350*4*$$pvpdose" table:style-name="ce19">
            <text:p>€275 520</text:p>
          </table:table-cell>
          <table:table-cell office:value-type="float" office:value="164" table:formula="of:=[.C51]+4" table:style-name="ce1">
            <text:p>164</text:p>
          </table:table-cell>
          <table:table-cell table:style-name="ce1"/>
          <table:table-cell office:value-type="currency" office:value="175520" table:formula="of:=[.B52]-4*$$cpcu" table:style-name="ce19">
            <text:p>€175 520</text:p>
          </table:table-cell>
          <table:table-cell office:value-type="currency" office:value="1452800" table:formula="of:=[.F51]+[.E52]" table:style-name="ce19">
            <text:p>€1 452 800</text:p>
          </table:table-cell>
          <table:table-cell table:style-name="ce19"/>
          <table:table-cell table:style-name="ce1"/>
          <table:table-cell office:value-type="currency" office:value="0" table:formula="of:=[.I51]-[.B52]" table:style-name="ce19">
            <text:p>#VALOR!</text:p>
          </table:table-cell>
          <table:table-cell office:value-type="currency" office:value="0" table:formula="of:=[.J51]-$$cpcu*4+[.B51]*(1-$$pam)" table:style-name="ce19">
            <text:p>#VALOR!</text:p>
          </table:table-cell>
          <table:table-cell office:value-type="currency" office:value="7020000" table:formula="of:=[.K51]+$$vpcm*4" table:style-name="ce19">
            <text:p>€7 020 000</text:p>
          </table:table-cell>
          <table:table-cell table:number-columns-repeated="16373"/>
        </table:table-row>
        <table:table-row table:style-name="ro1">
          <table:table-cell office:value-type="date" office:date-value="2025-07-01T00:00:00" table:formula="of:=DATE(YEAR([.A52]);MONTH([.A52])+1;DAY([.A52]))" table:style-name="ce21">
            <text:p>2025-07</text:p>
          </table:table-cell>
          <table:table-cell office:value-type="currency" office:value="282240" table:formula="of:=[.C53]*350*4*$$pvpdose" table:style-name="ce19">
            <text:p>€282 240</text:p>
          </table:table-cell>
          <table:table-cell office:value-type="float" office:value="168" table:formula="of:=[.C52]+4" table:style-name="ce1">
            <text:p>168</text:p>
          </table:table-cell>
          <table:table-cell table:style-name="ce1"/>
          <table:table-cell office:value-type="currency" office:value="182240" table:formula="of:=[.B53]-4*$$cpcu" table:style-name="ce19">
            <text:p>€182 240</text:p>
          </table:table-cell>
          <table:table-cell office:value-type="currency" office:value="1635040" table:formula="of:=[.F52]+[.E53]" table:style-name="ce19">
            <text:p>€1 635 040</text:p>
          </table:table-cell>
          <table:table-cell table:style-name="ce19"/>
          <table:table-cell table:style-name="ce1"/>
          <table:table-cell office:value-type="currency" office:value="0" table:formula="of:=[.I52]-[.B53]" table:style-name="ce19">
            <text:p>#VALOR!</text:p>
          </table:table-cell>
          <table:table-cell office:value-type="currency" office:value="0" table:formula="of:=[.J52]-$$cpcu*4+[.B52]*(1-$$pam)" table:style-name="ce19">
            <text:p>#VALOR!</text:p>
          </table:table-cell>
          <table:table-cell office:value-type="currency" office:value="7180000" table:formula="of:=[.K52]+$$vpcm*4" table:style-name="ce19">
            <text:p>€7 180 000</text:p>
          </table:table-cell>
          <table:table-cell table:number-columns-repeated="16373"/>
        </table:table-row>
        <table:table-row table:style-name="ro1">
          <table:table-cell office:value-type="date" office:date-value="2025-08-01T00:00:00" table:formula="of:=DATE(YEAR([.A53]);MONTH([.A53])+1;DAY([.A53]))" table:style-name="ce21">
            <text:p>2025-08</text:p>
          </table:table-cell>
          <table:table-cell office:value-type="currency" office:value="288960" table:formula="of:=[.C54]*350*4*$$pvpdose" table:style-name="ce19">
            <text:p>€288 960</text:p>
          </table:table-cell>
          <table:table-cell office:value-type="float" office:value="172" table:formula="of:=[.C53]+4" table:style-name="ce1">
            <text:p>172</text:p>
          </table:table-cell>
          <table:table-cell table:style-name="ce1"/>
          <table:table-cell office:value-type="currency" office:value="188960" table:formula="of:=[.B54]-4*$$cpcu" table:style-name="ce19">
            <text:p>€188 960</text:p>
          </table:table-cell>
          <table:table-cell office:value-type="currency" office:value="1824000" table:formula="of:=[.F53]+[.E54]" table:style-name="ce19">
            <text:p>€1 824 000</text:p>
          </table:table-cell>
          <table:table-cell table:style-name="ce19"/>
          <table:table-cell table:style-name="ce1"/>
          <table:table-cell office:value-type="currency" office:value="0" table:formula="of:=[.I53]-[.B54]" table:style-name="ce19">
            <text:p>#VALOR!</text:p>
          </table:table-cell>
          <table:table-cell office:value-type="currency" office:value="0" table:formula="of:=[.J53]-$$cpcu*4+[.B53]*(1-$$pam)" table:style-name="ce19">
            <text:p>#VALOR!</text:p>
          </table:table-cell>
          <table:table-cell office:value-type="currency" office:value="7340000" table:formula="of:=[.K53]+$$vpcm*4" table:style-name="ce19">
            <text:p>€7 340 000</text:p>
          </table:table-cell>
          <table:table-cell table:number-columns-repeated="16373"/>
        </table:table-row>
        <table:table-row table:style-name="ro1">
          <table:table-cell office:value-type="date" office:date-value="2025-09-01T00:00:00" table:formula="of:=DATE(YEAR([.A54]);MONTH([.A54])+1;DAY([.A54]))" table:style-name="ce21">
            <text:p>2025-09</text:p>
          </table:table-cell>
          <table:table-cell office:value-type="currency" office:value="295680" table:formula="of:=[.C55]*350*4*$$pvpdose" table:style-name="ce19">
            <text:p>€295 680</text:p>
          </table:table-cell>
          <table:table-cell office:value-type="float" office:value="176" table:formula="of:=[.C54]+4" table:style-name="ce1">
            <text:p>176</text:p>
          </table:table-cell>
          <table:table-cell table:style-name="ce1"/>
          <table:table-cell office:value-type="currency" office:value="195680" table:formula="of:=[.B55]-4*$$cpcu" table:style-name="ce19">
            <text:p>€195 680</text:p>
          </table:table-cell>
          <table:table-cell office:value-type="currency" office:value="2019680" table:formula="of:=[.F54]+[.E55]" table:style-name="ce19">
            <text:p>€2 019 680</text:p>
          </table:table-cell>
          <table:table-cell table:style-name="ce19"/>
          <table:table-cell table:style-name="ce1"/>
          <table:table-cell office:value-type="currency" office:value="0" table:formula="of:=[.I54]-[.B55]" table:style-name="ce19">
            <text:p>#VALOR!</text:p>
          </table:table-cell>
          <table:table-cell office:value-type="currency" office:value="0" table:formula="of:=[.J54]-$$cpcu*4+[.B54]*(1-$$pam)" table:style-name="ce19">
            <text:p>#VALOR!</text:p>
          </table:table-cell>
          <table:table-cell office:value-type="currency" office:value="7500000" table:formula="of:=[.K54]+$$vpcm*4" table:style-name="ce19">
            <text:p>€7 500 000</text:p>
          </table:table-cell>
          <table:table-cell table:number-columns-repeated="16373"/>
        </table:table-row>
        <table:table-row table:style-name="ro1">
          <table:table-cell office:value-type="date" office:date-value="2025-10-01T00:00:00" table:formula="of:=DATE(YEAR([.A55]);MONTH([.A55])+1;DAY([.A55]))" table:style-name="ce21">
            <text:p>2025-10</text:p>
          </table:table-cell>
          <table:table-cell office:value-type="currency" office:value="302400" table:formula="of:=[.C56]*350*4*$$pvpdose" table:style-name="ce19">
            <text:p>€302 400</text:p>
          </table:table-cell>
          <table:table-cell office:value-type="float" office:value="180" table:formula="of:=[.C55]+4" table:style-name="ce1">
            <text:p>180</text:p>
          </table:table-cell>
          <table:table-cell table:style-name="ce1"/>
          <table:table-cell office:value-type="currency" office:value="202400" table:formula="of:=[.B56]-4*$$cpcu" table:style-name="ce19">
            <text:p>€202 400</text:p>
          </table:table-cell>
          <table:table-cell office:value-type="currency" office:value="2222080" table:formula="of:=[.F55]+[.E56]" table:style-name="ce19">
            <text:p>€2 222 080</text:p>
          </table:table-cell>
          <table:table-cell table:style-name="ce19"/>
          <table:table-cell table:style-name="ce1"/>
          <table:table-cell office:value-type="currency" office:value="0" table:formula="of:=[.I55]-[.B56]" table:style-name="ce19">
            <text:p>#VALOR!</text:p>
          </table:table-cell>
          <table:table-cell office:value-type="currency" office:value="0" table:formula="of:=[.J55]-$$cpcu*4+[.B55]*(1-$$pam)" table:style-name="ce19">
            <text:p>#VALOR!</text:p>
          </table:table-cell>
          <table:table-cell office:value-type="currency" office:value="7660000" table:formula="of:=[.K55]+$$vpcm*4" table:style-name="ce19">
            <text:p>€7 660 000</text:p>
          </table:table-cell>
          <table:table-cell table:number-columns-repeated="16373"/>
        </table:table-row>
        <table:table-row table:style-name="ro1">
          <table:table-cell office:value-type="date" office:date-value="2025-11-01T00:00:00" table:formula="of:=DATE(YEAR([.A56]);MONTH([.A56])+1;DAY([.A56]))" table:style-name="ce21">
            <text:p>2025-11</text:p>
          </table:table-cell>
          <table:table-cell office:value-type="currency" office:value="309120" table:formula="of:=[.C57]*350*4*$$pvpdose" table:style-name="ce19">
            <text:p>€309 120</text:p>
          </table:table-cell>
          <table:table-cell office:value-type="float" office:value="184" table:formula="of:=[.C56]+4" table:style-name="ce1">
            <text:p>184</text:p>
          </table:table-cell>
          <table:table-cell table:style-name="ce1"/>
          <table:table-cell office:value-type="currency" office:value="209120" table:formula="of:=[.B57]-4*$$cpcu" table:style-name="ce19">
            <text:p>€209 120</text:p>
          </table:table-cell>
          <table:table-cell office:value-type="currency" office:value="2431200" table:formula="of:=[.F56]+[.E57]" table:style-name="ce19">
            <text:p>€2 431 200</text:p>
          </table:table-cell>
          <table:table-cell table:style-name="ce19"/>
          <table:table-cell table:style-name="ce1"/>
          <table:table-cell office:value-type="currency" office:value="0" table:formula="of:=[.I56]-[.B57]" table:style-name="ce19">
            <text:p>#VALOR!</text:p>
          </table:table-cell>
          <table:table-cell office:value-type="currency" office:value="0" table:formula="of:=[.J56]-$$cpcu*4+[.B56]*(1-$$pam)" table:style-name="ce19">
            <text:p>#VALOR!</text:p>
          </table:table-cell>
          <table:table-cell office:value-type="currency" office:value="7820000" table:formula="of:=[.K56]+$$vpcm*4" table:style-name="ce19">
            <text:p>€7 820 000</text:p>
          </table:table-cell>
          <table:table-cell table:number-columns-repeated="16373"/>
        </table:table-row>
        <table:table-row table:style-name="ro1">
          <table:table-cell office:value-type="date" office:date-value="2025-12-01T00:00:00" table:formula="of:=DATE(YEAR([.A57]);MONTH([.A57])+1;DAY([.A57]))" table:style-name="ce21">
            <text:p>2025-12</text:p>
          </table:table-cell>
          <table:table-cell office:value-type="currency" office:value="315840" table:formula="of:=[.C58]*350*4*$$pvpdose" table:style-name="ce19">
            <text:p>€315 840</text:p>
          </table:table-cell>
          <table:table-cell office:value-type="float" office:value="188" table:formula="of:=[.C57]+4" table:style-name="ce1">
            <text:p>188</text:p>
          </table:table-cell>
          <table:table-cell table:style-name="ce1"/>
          <table:table-cell office:value-type="currency" office:value="215840" table:formula="of:=[.B58]-4*$$cpcu" table:style-name="ce19">
            <text:p>€215 840</text:p>
          </table:table-cell>
          <table:table-cell office:value-type="currency" office:value="2647040" table:formula="of:=[.F57]+[.E58]" table:style-name="ce19">
            <text:p>€2 647 040</text:p>
          </table:table-cell>
          <table:table-cell table:style-name="ce19"/>
          <table:table-cell table:style-name="ce1"/>
          <table:table-cell office:value-type="currency" office:value="0" table:formula="of:=[.I57]-[.B58]" table:style-name="ce19">
            <text:p>#VALOR!</text:p>
          </table:table-cell>
          <table:table-cell office:value-type="currency" office:value="0" table:formula="of:=[.J57]-$$cpcu*4+[.B57]*(1-$$pam)" table:style-name="ce19">
            <text:p>#VALOR!</text:p>
          </table:table-cell>
          <table:table-cell office:value-type="currency" office:value="7980000" table:formula="of:=[.K57]+$$vpcm*4" table:style-name="ce19">
            <text:p>€7 980 000</text:p>
          </table:table-cell>
          <table:table-cell table:number-columns-repeated="16373"/>
        </table:table-row>
        <table:table-row table:style-name="ro1">
          <table:table-cell office:value-type="date" office:date-value="2026-01-01T00:00:00" table:formula="of:=DATE(YEAR([.A58]);MONTH([.A58])+1;DAY([.A58]))" table:style-name="ce21">
            <text:p>2026-01</text:p>
          </table:table-cell>
          <table:table-cell office:value-type="currency" office:value="322560" table:formula="of:=[.C59]*350*4*$$pvpdose" table:style-name="ce19">
            <text:p>€322 560</text:p>
          </table:table-cell>
          <table:table-cell office:value-type="float" office:value="192" table:formula="of:=[.C58]+4" table:style-name="ce1">
            <text:p>192</text:p>
          </table:table-cell>
          <table:table-cell table:style-name="ce1"/>
          <table:table-cell office:value-type="currency" office:value="222560" table:formula="of:=[.B59]-4*$$cpcu" table:style-name="ce19">
            <text:p>€222 560</text:p>
          </table:table-cell>
          <table:table-cell office:value-type="currency" office:value="2869600" table:formula="of:=[.F58]+[.E59]" table:style-name="ce19">
            <text:p>€2 869 600</text:p>
          </table:table-cell>
          <table:table-cell table:style-name="ce19"/>
          <table:table-cell table:style-name="ce1"/>
          <table:table-cell office:value-type="currency" office:value="0" table:formula="of:=[.I58]-[.B59]" table:style-name="ce19">
            <text:p>#VALOR!</text:p>
          </table:table-cell>
          <table:table-cell office:value-type="currency" office:value="0" table:formula="of:=[.J58]-$$cpcu*4+[.B58]*(1-$$pam)" table:style-name="ce19">
            <text:p>#VALOR!</text:p>
          </table:table-cell>
          <table:table-cell office:value-type="currency" office:value="8140000" table:formula="of:=[.K58]+$$vpcm*4" table:style-name="ce19">
            <text:p>€8 140 000</text:p>
          </table:table-cell>
          <table:table-cell table:number-columns-repeated="16373"/>
        </table:table-row>
        <table:table-row table:style-name="ro1">
          <table:table-cell office:value-type="date" office:date-value="2026-02-01T00:00:00" table:formula="of:=DATE(YEAR([.A59]);MONTH([.A59])+1;DAY([.A59]))" table:style-name="ce21">
            <text:p>2026-02</text:p>
          </table:table-cell>
          <table:table-cell office:value-type="currency" office:value="329280" table:formula="of:=[.C60]*350*4*$$pvpdose" table:style-name="ce19">
            <text:p>€329 280</text:p>
          </table:table-cell>
          <table:table-cell office:value-type="float" office:value="196" table:formula="of:=[.C59]+4" table:style-name="ce1">
            <text:p>196</text:p>
          </table:table-cell>
          <table:table-cell table:style-name="ce1"/>
          <table:table-cell office:value-type="currency" office:value="229280" table:formula="of:=[.B60]-4*$$cpcu" table:style-name="ce19">
            <text:p>€229 280</text:p>
          </table:table-cell>
          <table:table-cell office:value-type="currency" office:value="3098880" table:formula="of:=[.F59]+[.E60]" table:style-name="ce19">
            <text:p>€3 098 880</text:p>
          </table:table-cell>
          <table:table-cell table:style-name="ce19"/>
          <table:table-cell table:style-name="ce1"/>
          <table:table-cell office:value-type="currency" office:value="0" table:formula="of:=[.I59]-[.B60]" table:style-name="ce19">
            <text:p>#VALOR!</text:p>
          </table:table-cell>
          <table:table-cell office:value-type="currency" office:value="0" table:formula="of:=[.J59]-$$cpcu*4+[.B59]*(1-$$pam)" table:style-name="ce19">
            <text:p>#VALOR!</text:p>
          </table:table-cell>
          <table:table-cell office:value-type="currency" office:value="8300000" table:formula="of:=[.K59]+$$vpcm*4" table:style-name="ce19">
            <text:p>€8 300 000</text:p>
          </table:table-cell>
          <table:table-cell table:number-columns-repeated="16373"/>
        </table:table-row>
        <table:table-row table:style-name="ro1">
          <table:table-cell office:value-type="date" office:date-value="2026-03-01T00:00:00" table:formula="of:=DATE(YEAR([.A60]);MONTH([.A60])+1;DAY([.A60]))" table:style-name="ce21">
            <text:p>2026-03</text:p>
          </table:table-cell>
          <table:table-cell office:value-type="currency" office:value="336000" table:formula="of:=[.C61]*350*4*$$pvpdose" table:style-name="ce19">
            <text:p>€336 000</text:p>
          </table:table-cell>
          <table:table-cell office:value-type="float" office:value="200" table:formula="of:=[.C60]+4" table:style-name="ce1">
            <text:p>200</text:p>
          </table:table-cell>
          <table:table-cell table:style-name="ce1"/>
          <table:table-cell office:value-type="currency" office:value="236000" table:formula="of:=[.B61]-4*$$cpcu" table:style-name="ce19">
            <text:p>€236 000</text:p>
          </table:table-cell>
          <table:table-cell office:value-type="currency" office:value="3334880" table:formula="of:=[.F60]+[.E61]" table:style-name="ce19">
            <text:p>€3 334 880</text:p>
          </table:table-cell>
          <table:table-cell table:style-name="ce19"/>
          <table:table-cell table:style-name="ce1"/>
          <table:table-cell office:value-type="currency" office:value="0" table:formula="of:=[.I60]-[.B61]" table:style-name="ce19">
            <text:p>#VALOR!</text:p>
          </table:table-cell>
          <table:table-cell office:value-type="currency" office:value="0" table:formula="of:=[.J60]-$$cpcu*4+[.B60]*(1-$$pam)" table:style-name="ce19">
            <text:p>#VALOR!</text:p>
          </table:table-cell>
          <table:table-cell office:value-type="currency" office:value="8460000" table:formula="of:=[.K60]+$$vpcm*4" table:style-name="ce19">
            <text:p>€8 460 000</text:p>
          </table:table-cell>
          <table:table-cell table:number-columns-repeated="16373"/>
        </table:table-row>
        <table:table-row table:style-name="ro1">
          <table:table-cell office:value-type="date" office:date-value="2026-04-01T00:00:00" table:formula="of:=DATE(YEAR([.A61]);MONTH([.A61])+1;DAY([.A61]))" table:style-name="ce21">
            <text:p>2026-04</text:p>
          </table:table-cell>
          <table:table-cell office:value-type="currency" office:value="342720" table:formula="of:=[.C62]*350*4*$$pvpdose" table:style-name="ce19">
            <text:p>€342 720</text:p>
          </table:table-cell>
          <table:table-cell office:value-type="float" office:value="204" table:formula="of:=[.C61]+4" table:style-name="ce1">
            <text:p>204</text:p>
          </table:table-cell>
          <table:table-cell table:style-name="ce1"/>
          <table:table-cell office:value-type="currency" office:value="242720" table:formula="of:=[.B62]-4*$$cpcu" table:style-name="ce19">
            <text:p>€242 720</text:p>
          </table:table-cell>
          <table:table-cell office:value-type="currency" office:value="3577600" table:formula="of:=[.F61]+[.E62]" table:style-name="ce19">
            <text:p>€3 577 600</text:p>
          </table:table-cell>
          <table:table-cell table:style-name="ce19"/>
          <table:table-cell table:style-name="ce1"/>
          <table:table-cell office:value-type="currency" office:value="0" table:formula="of:=[.I61]-[.B62]" table:style-name="ce19">
            <text:p>#VALOR!</text:p>
          </table:table-cell>
          <table:table-cell office:value-type="currency" office:value="0" table:formula="of:=[.J61]-$$cpcu*4+[.B61]*(1-$$pam)" table:style-name="ce19">
            <text:p>#VALOR!</text:p>
          </table:table-cell>
          <table:table-cell office:value-type="currency" office:value="8620000" table:formula="of:=[.K61]+$$vpcm*4" table:style-name="ce19">
            <text:p>€8 620 000</text:p>
          </table:table-cell>
          <table:table-cell table:number-columns-repeated="16373"/>
        </table:table-row>
        <table:table-row table:style-name="ro1">
          <table:table-cell office:value-type="date" office:date-value="2026-05-01T00:00:00" table:formula="of:=DATE(YEAR([.A62]);MONTH([.A62])+1;DAY([.A62]))" table:style-name="ce21">
            <text:p>2026-05</text:p>
          </table:table-cell>
          <table:table-cell office:value-type="currency" office:value="349440" table:formula="of:=[.C63]*350*4*$$pvpdose" table:style-name="ce19">
            <text:p>€349 440</text:p>
          </table:table-cell>
          <table:table-cell office:value-type="float" office:value="208" table:formula="of:=[.C62]+4" table:style-name="ce1">
            <text:p>208</text:p>
          </table:table-cell>
          <table:table-cell table:style-name="ce1"/>
          <table:table-cell office:value-type="currency" office:value="249440" table:formula="of:=[.B63]-4*$$cpcu" table:style-name="ce19">
            <text:p>€249 440</text:p>
          </table:table-cell>
          <table:table-cell office:value-type="currency" office:value="3827040" table:formula="of:=[.F62]+[.E63]" table:style-name="ce19">
            <text:p>€3 827 040</text:p>
          </table:table-cell>
          <table:table-cell table:style-name="ce19"/>
          <table:table-cell table:style-name="ce1"/>
          <table:table-cell office:value-type="currency" office:value="0" table:formula="of:=[.I62]-[.B63]" table:style-name="ce19">
            <text:p>#VALOR!</text:p>
          </table:table-cell>
          <table:table-cell office:value-type="currency" office:value="0" table:formula="of:=[.J62]-$$cpcu*4+[.B62]*(1-$$pam)" table:style-name="ce19">
            <text:p>#VALOR!</text:p>
          </table:table-cell>
          <table:table-cell office:value-type="currency" office:value="8780000" table:formula="of:=[.K62]+$$vpcm*4" table:style-name="ce19">
            <text:p>€8 780 000</text:p>
          </table:table-cell>
          <table:table-cell table:number-columns-repeated="16373"/>
        </table:table-row>
        <table:table-row table:style-name="ro1">
          <table:table-cell office:value-type="date" office:date-value="2026-06-01T00:00:00" table:formula="of:=DATE(YEAR([.A63]);MONTH([.A63])+1;DAY([.A63]))" table:style-name="ce21">
            <text:p>2026-06</text:p>
          </table:table-cell>
          <table:table-cell office:value-type="currency" office:value="356160" table:formula="of:=[.C64]*350*4*$$pvpdose" table:style-name="ce19">
            <text:p>€356 160</text:p>
          </table:table-cell>
          <table:table-cell office:value-type="float" office:value="212" table:formula="of:=[.C63]+4" table:style-name="ce1">
            <text:p>212</text:p>
          </table:table-cell>
          <table:table-cell table:style-name="ce1"/>
          <table:table-cell office:value-type="currency" office:value="256160" table:formula="of:=[.B64]-4*$$cpcu" table:style-name="ce19">
            <text:p>€256 160</text:p>
          </table:table-cell>
          <table:table-cell office:value-type="currency" office:value="4083200" table:formula="of:=[.F63]+[.E64]" table:style-name="ce19">
            <text:p>€4 083 200</text:p>
          </table:table-cell>
          <table:table-cell table:style-name="ce19"/>
          <table:table-cell table:style-name="ce1"/>
          <table:table-cell office:value-type="currency" office:value="0" table:formula="of:=[.I63]-[.B64]" table:style-name="ce19">
            <text:p>#VALOR!</text:p>
          </table:table-cell>
          <table:table-cell office:value-type="currency" office:value="0" table:formula="of:=[.J63]-$$cpcu*4+[.B63]*(1-$$pam)" table:style-name="ce19">
            <text:p>#VALOR!</text:p>
          </table:table-cell>
          <table:table-cell office:value-type="currency" office:value="8940000" table:formula="of:=[.K63]+$$vpcm*4" table:style-name="ce19">
            <text:p>€8 940 000</text:p>
          </table:table-cell>
          <table:table-cell table:number-columns-repeated="16373"/>
        </table:table-row>
        <table:table-row table:style-name="ro1">
          <table:table-cell office:value-type="date" office:date-value="2026-07-01T00:00:00" table:formula="of:=DATE(YEAR([.A64]);MONTH([.A64])+1;DAY([.A64]))" table:style-name="ce21">
            <text:p>2026-07</text:p>
          </table:table-cell>
          <table:table-cell office:value-type="currency" office:value="362880" table:formula="of:=[.C65]*350*4*$$pvpdose" table:style-name="ce19">
            <text:p>€362 880</text:p>
          </table:table-cell>
          <table:table-cell office:value-type="float" office:value="216" table:formula="of:=[.C64]+4" table:style-name="ce1">
            <text:p>216</text:p>
          </table:table-cell>
          <table:table-cell table:style-name="ce1"/>
          <table:table-cell office:value-type="currency" office:value="262880" table:formula="of:=[.B65]-4*$$cpcu" table:style-name="ce19">
            <text:p>€262 880</text:p>
          </table:table-cell>
          <table:table-cell office:value-type="currency" office:value="4346080" table:formula="of:=[.F64]+[.E65]" table:style-name="ce19">
            <text:p>€4 346 080</text:p>
          </table:table-cell>
          <table:table-cell table:style-name="ce19"/>
          <table:table-cell table:style-name="ce1"/>
          <table:table-cell office:value-type="currency" office:value="0" table:formula="of:=[.I64]-[.B65]" table:style-name="ce19">
            <text:p>#VALOR!</text:p>
          </table:table-cell>
          <table:table-cell office:value-type="currency" office:value="0" table:formula="of:=[.J64]-$$cpcu*4+[.B64]*(1-$$pam)" table:style-name="ce19">
            <text:p>#VALOR!</text:p>
          </table:table-cell>
          <table:table-cell office:value-type="currency" office:value="9100000" table:formula="of:=[.K64]+$$vpcm*4" table:style-name="ce19">
            <text:p>€9 100 000</text:p>
          </table:table-cell>
          <table:table-cell table:number-columns-repeated="16373"/>
        </table:table-row>
        <table:table-row table:style-name="ro1">
          <table:table-cell office:value-type="date" office:date-value="2026-08-01T00:00:00" table:formula="of:=DATE(YEAR([.A65]);MONTH([.A65])+1;DAY([.A65]))" table:style-name="ce21">
            <text:p>2026-08</text:p>
          </table:table-cell>
          <table:table-cell office:value-type="currency" office:value="369600" table:formula="of:=[.C66]*350*4*$$pvpdose" table:style-name="ce19">
            <text:p>€369 600</text:p>
          </table:table-cell>
          <table:table-cell office:value-type="float" office:value="220" table:formula="of:=[.C65]+4" table:style-name="ce1">
            <text:p>220</text:p>
          </table:table-cell>
          <table:table-cell table:style-name="ce1"/>
          <table:table-cell office:value-type="currency" office:value="269600" table:formula="of:=[.B66]-4*$$cpcu" table:style-name="ce19">
            <text:p>€269 600</text:p>
          </table:table-cell>
          <table:table-cell office:value-type="currency" office:value="4615680" table:formula="of:=[.F65]+[.E66]" table:style-name="ce19">
            <text:p>€4 615 680</text:p>
          </table:table-cell>
          <table:table-cell table:style-name="ce19"/>
          <table:table-cell table:style-name="ce1"/>
          <table:table-cell office:value-type="currency" office:value="0" table:formula="of:=[.I65]-[.B66]" table:style-name="ce19">
            <text:p>#VALOR!</text:p>
          </table:table-cell>
          <table:table-cell office:value-type="currency" office:value="0" table:formula="of:=[.J65]-$$cpcu*4+[.B65]*(1-$$pam)" table:style-name="ce19">
            <text:p>#VALOR!</text:p>
          </table:table-cell>
          <table:table-cell office:value-type="currency" office:value="9260000" table:formula="of:=[.K65]+$$vpcm*4" table:style-name="ce19">
            <text:p>€9 260 000</text:p>
          </table:table-cell>
          <table:table-cell table:number-columns-repeated="16373"/>
        </table:table-row>
        <table:table-row table:style-name="ro1">
          <table:table-cell office:value-type="date" office:date-value="2026-09-01T00:00:00" table:formula="of:=DATE(YEAR([.A66]);MONTH([.A66])+1;DAY([.A66]))" table:style-name="ce21">
            <text:p>2026-09</text:p>
          </table:table-cell>
          <table:table-cell office:value-type="currency" office:value="376320" table:formula="of:=[.C67]*350*4*$$pvpdose" table:style-name="ce19">
            <text:p>€376 320</text:p>
          </table:table-cell>
          <table:table-cell office:value-type="float" office:value="224" table:formula="of:=[.C66]+4" table:style-name="ce1">
            <text:p>224</text:p>
          </table:table-cell>
          <table:table-cell table:style-name="ce1"/>
          <table:table-cell office:value-type="currency" office:value="276320" table:formula="of:=[.B67]-4*$$cpcu" table:style-name="ce19">
            <text:p>€276 320</text:p>
          </table:table-cell>
          <table:table-cell office:value-type="currency" office:value="4892000" table:formula="of:=[.F66]+[.E67]" table:style-name="ce19">
            <text:p>€4 892 000</text:p>
          </table:table-cell>
          <table:table-cell table:style-name="ce19"/>
          <table:table-cell table:style-name="ce1"/>
          <table:table-cell office:value-type="currency" office:value="0" table:formula="of:=[.I66]-[.B67]" table:style-name="ce19">
            <text:p>#VALOR!</text:p>
          </table:table-cell>
          <table:table-cell office:value-type="currency" office:value="0" table:formula="of:=[.J66]-$$cpcu*4+[.B66]*(1-$$pam)" table:style-name="ce19">
            <text:p>#VALOR!</text:p>
          </table:table-cell>
          <table:table-cell office:value-type="currency" office:value="9420000" table:formula="of:=[.K66]+$$vpcm*4" table:style-name="ce19">
            <text:p>€9 420 000</text:p>
          </table:table-cell>
          <table:table-cell table:number-columns-repeated="16373"/>
        </table:table-row>
        <table:table-row table:style-name="ro1">
          <table:table-cell office:value-type="date" office:date-value="2026-10-01T00:00:00" table:formula="of:=DATE(YEAR([.A67]);MONTH([.A67])+1;DAY([.A67]))" table:style-name="ce21">
            <text:p>2026-10</text:p>
          </table:table-cell>
          <table:table-cell office:value-type="currency" office:value="383040" table:formula="of:=[.C68]*350*4*$$pvpdose" table:style-name="ce19">
            <text:p>€383 040</text:p>
          </table:table-cell>
          <table:table-cell office:value-type="float" office:value="228" table:formula="of:=[.C67]+4" table:style-name="ce1">
            <text:p>228</text:p>
          </table:table-cell>
          <table:table-cell table:style-name="ce1"/>
          <table:table-cell office:value-type="currency" office:value="283040" table:formula="of:=[.B68]-4*$$cpcu" table:style-name="ce19">
            <text:p>€283 040</text:p>
          </table:table-cell>
          <table:table-cell office:value-type="currency" office:value="5175040" table:formula="of:=[.F67]+[.E68]" table:style-name="ce19">
            <text:p>€5 175 040</text:p>
          </table:table-cell>
          <table:table-cell table:style-name="ce19"/>
          <table:table-cell table:style-name="ce1"/>
          <table:table-cell office:value-type="currency" office:value="0" table:formula="of:=[.I67]-[.B68]" table:style-name="ce19">
            <text:p>#VALOR!</text:p>
          </table:table-cell>
          <table:table-cell office:value-type="currency" office:value="0" table:formula="of:=[.J67]-$$cpcu*4+[.B67]*(1-$$pam)" table:style-name="ce19">
            <text:p>#VALOR!</text:p>
          </table:table-cell>
          <table:table-cell office:value-type="currency" office:value="9580000" table:formula="of:=[.K67]+$$vpcm*4" table:style-name="ce19">
            <text:p>€9 580 000</text:p>
          </table:table-cell>
          <table:table-cell table:number-columns-repeated="16373"/>
        </table:table-row>
        <table:table-row table:style-name="ro1">
          <table:table-cell office:value-type="date" office:date-value="2026-11-01T00:00:00" table:formula="of:=DATE(YEAR([.A68]);MONTH([.A68])+1;DAY([.A68]))" table:style-name="ce21">
            <text:p>2026-11</text:p>
          </table:table-cell>
          <table:table-cell office:value-type="currency" office:value="389760" table:formula="of:=[.C69]*350*4*$$pvpdose" table:style-name="ce19">
            <text:p>€389 760</text:p>
          </table:table-cell>
          <table:table-cell office:value-type="float" office:value="232" table:formula="of:=[.C68]+4" table:style-name="ce1">
            <text:p>232</text:p>
          </table:table-cell>
          <table:table-cell table:style-name="ce1"/>
          <table:table-cell office:value-type="currency" office:value="289760" table:formula="of:=[.B69]-4*$$cpcu" table:style-name="ce19">
            <text:p>€289 760</text:p>
          </table:table-cell>
          <table:table-cell office:value-type="currency" office:value="5464800" table:formula="of:=[.F68]+[.E69]" table:style-name="ce19">
            <text:p>€5 464 800</text:p>
          </table:table-cell>
          <table:table-cell table:style-name="ce19"/>
          <table:table-cell table:style-name="ce1"/>
          <table:table-cell office:value-type="currency" office:value="0" table:formula="of:=[.I68]-[.B69]" table:style-name="ce19">
            <text:p>#VALOR!</text:p>
          </table:table-cell>
          <table:table-cell office:value-type="currency" office:value="0" table:formula="of:=[.J68]-$$cpcu*4+[.B68]*(1-$$pam)" table:style-name="ce19">
            <text:p>#VALOR!</text:p>
          </table:table-cell>
          <table:table-cell office:value-type="currency" office:value="9740000" table:formula="of:=[.K68]+$$vpcm*4" table:style-name="ce19">
            <text:p>€9 740 000</text:p>
          </table:table-cell>
          <table:table-cell table:number-columns-repeated="16373"/>
        </table:table-row>
        <table:table-row table:style-name="ro1">
          <table:table-cell office:value-type="date" office:date-value="2026-12-01T00:00:00" table:formula="of:=DATE(YEAR([.A69]);MONTH([.A69])+1;DAY([.A69]))" table:style-name="ce21">
            <text:p>2026-12</text:p>
          </table:table-cell>
          <table:table-cell office:value-type="currency" office:value="396480" table:formula="of:=[.C70]*350*4*$$pvpdose" table:style-name="ce19">
            <text:p>€396 480</text:p>
          </table:table-cell>
          <table:table-cell office:value-type="float" office:value="236" table:formula="of:=[.C69]+4" table:style-name="ce1">
            <text:p>236</text:p>
          </table:table-cell>
          <table:table-cell table:style-name="ce1"/>
          <table:table-cell office:value-type="currency" office:value="296480" table:formula="of:=[.B70]-4*$$cpcu" table:style-name="ce19">
            <text:p>€296 480</text:p>
          </table:table-cell>
          <table:table-cell office:value-type="currency" office:value="5761280" table:formula="of:=[.F69]+[.E70]" table:style-name="ce19">
            <text:p>€5 761 280</text:p>
          </table:table-cell>
          <table:table-cell table:style-name="ce19"/>
          <table:table-cell table:style-name="ce1"/>
          <table:table-cell office:value-type="currency" office:value="0" table:formula="of:=[.I69]-[.B70]" table:style-name="ce19">
            <text:p>#VALOR!</text:p>
          </table:table-cell>
          <table:table-cell office:value-type="currency" office:value="0" table:formula="of:=[.J69]-$$cpcu*4+[.B69]*(1-$$pam)" table:style-name="ce19">
            <text:p>#VALOR!</text:p>
          </table:table-cell>
          <table:table-cell office:value-type="currency" office:value="9900000" table:formula="of:=[.K69]+$$vpcm*4" table:style-name="ce19">
            <text:p>€9 900 000</text:p>
          </table:table-cell>
          <table:table-cell table:number-columns-repeated="16373"/>
        </table:table-row>
        <table:table-row table:style-name="ro1">
          <table:table-cell office:value-type="date" office:date-value="2027-01-01T00:00:00" table:formula="of:=DATE(YEAR([.A70]);MONTH([.A70])+1;DAY([.A70]))" table:style-name="ce21">
            <text:p>2027-01</text:p>
          </table:table-cell>
          <table:table-cell office:value-type="currency" office:value="403200" table:formula="of:=[.C71]*350*4*$$pvpdose" table:style-name="ce19">
            <text:p>€403 200</text:p>
          </table:table-cell>
          <table:table-cell office:value-type="float" office:value="240" table:formula="of:=[.C70]+4" table:style-name="ce1">
            <text:p>240</text:p>
          </table:table-cell>
          <table:table-cell table:style-name="ce1"/>
          <table:table-cell office:value-type="currency" office:value="303200" table:formula="of:=[.B71]-4*$$cpcu" table:style-name="ce19">
            <text:p>€303 200</text:p>
          </table:table-cell>
          <table:table-cell office:value-type="currency" office:value="6064480" table:formula="of:=[.F70]+[.E71]" table:style-name="ce19">
            <text:p>€6 064 480</text:p>
          </table:table-cell>
          <table:table-cell table:style-name="ce19"/>
          <table:table-cell table:style-name="ce1"/>
          <table:table-cell office:value-type="currency" office:value="0" table:formula="of:=[.I70]-[.B71]" table:style-name="ce19">
            <text:p>#VALOR!</text:p>
          </table:table-cell>
          <table:table-cell office:value-type="currency" office:value="0" table:formula="of:=[.J70]-$$cpcu*4+[.B70]*(1-$$pam)" table:style-name="ce19">
            <text:p>#VALOR!</text:p>
          </table:table-cell>
          <table:table-cell office:value-type="currency" office:value="10060000" table:formula="of:=[.K70]+$$vpcm*4" table:style-name="ce19">
            <text:p>€10 060 000</text:p>
          </table:table-cell>
          <table:table-cell table:number-columns-repeated="16373"/>
        </table:table-row>
        <table:table-row table:style-name="ro1">
          <table:table-cell office:value-type="date" office:date-value="2027-02-01T00:00:00" table:formula="of:=DATE(YEAR([.A71]);MONTH([.A71])+1;DAY([.A71]))" table:style-name="ce21">
            <text:p>2027-02</text:p>
          </table:table-cell>
          <table:table-cell office:value-type="currency" office:value="409920" table:formula="of:=[.C72]*350*4*$$pvpdose" table:style-name="ce19">
            <text:p>€409 920</text:p>
          </table:table-cell>
          <table:table-cell office:value-type="float" office:value="244" table:formula="of:=[.C71]+4" table:style-name="ce1">
            <text:p>244</text:p>
          </table:table-cell>
          <table:table-cell table:style-name="ce1"/>
          <table:table-cell office:value-type="currency" office:value="309920" table:formula="of:=[.B72]-4*$$cpcu" table:style-name="ce19">
            <text:p>€309 920</text:p>
          </table:table-cell>
          <table:table-cell office:value-type="currency" office:value="6374400" table:formula="of:=[.F71]+[.E72]" table:style-name="ce19">
            <text:p>€6 374 400</text:p>
          </table:table-cell>
          <table:table-cell table:style-name="ce19"/>
          <table:table-cell table:style-name="ce1"/>
          <table:table-cell office:value-type="currency" office:value="0" table:formula="of:=[.I71]-[.B72]" table:style-name="ce19">
            <text:p>#VALOR!</text:p>
          </table:table-cell>
          <table:table-cell office:value-type="currency" office:value="0" table:formula="of:=[.J71]-$$cpcu*4+[.B71]*(1-$$pam)" table:style-name="ce19">
            <text:p>#VALOR!</text:p>
          </table:table-cell>
          <table:table-cell office:value-type="currency" office:value="10220000" table:formula="of:=[.K71]+$$vpcm*4" table:style-name="ce19">
            <text:p>€10 220 000</text:p>
          </table:table-cell>
          <table:table-cell table:number-columns-repeated="16373"/>
        </table:table-row>
        <table:table-row table:style-name="ro1">
          <table:table-cell office:value-type="date" office:date-value="2027-03-01T00:00:00" table:formula="of:=DATE(YEAR([.A72]);MONTH([.A72])+1;DAY([.A72]))" table:style-name="ce21">
            <text:p>2027-03</text:p>
          </table:table-cell>
          <table:table-cell office:value-type="currency" office:value="416640" table:formula="of:=[.C73]*350*4*$$pvpdose" table:style-name="ce19">
            <text:p>€416 640</text:p>
          </table:table-cell>
          <table:table-cell office:value-type="float" office:value="248" table:formula="of:=[.C72]+4" table:style-name="ce1">
            <text:p>248</text:p>
          </table:table-cell>
          <table:table-cell table:style-name="ce1"/>
          <table:table-cell office:value-type="currency" office:value="316640" table:formula="of:=[.B73]-4*$$cpcu" table:style-name="ce19">
            <text:p>€316 640</text:p>
          </table:table-cell>
          <table:table-cell office:value-type="currency" office:value="6691040" table:formula="of:=[.F72]+[.E73]" table:style-name="ce19">
            <text:p>€6 691 040</text:p>
          </table:table-cell>
          <table:table-cell table:style-name="ce19"/>
          <table:table-cell table:style-name="ce1"/>
          <table:table-cell office:value-type="currency" office:value="0" table:formula="of:=[.I72]-[.B73]" table:style-name="ce19">
            <text:p>#VALOR!</text:p>
          </table:table-cell>
          <table:table-cell office:value-type="currency" office:value="0" table:formula="of:=[.J72]-$$cpcu*4+[.B72]*(1-$$pam)" table:style-name="ce19">
            <text:p>#VALOR!</text:p>
          </table:table-cell>
          <table:table-cell office:value-type="currency" office:value="10380000" table:formula="of:=[.K72]+$$vpcm*4" table:style-name="ce19">
            <text:p>€10 380 000</text:p>
          </table:table-cell>
          <table:table-cell table:number-columns-repeated="16373"/>
        </table:table-row>
        <table:table-row table:style-name="ro1">
          <table:table-cell office:value-type="date" office:date-value="2027-04-01T00:00:00" table:formula="of:=DATE(YEAR([.A73]);MONTH([.A73])+1;DAY([.A73]))" table:style-name="ce21">
            <text:p>2027-04</text:p>
          </table:table-cell>
          <table:table-cell office:value-type="currency" office:value="423360" table:formula="of:=[.C74]*350*4*$$pvpdose" table:style-name="ce19">
            <text:p>€423 360</text:p>
          </table:table-cell>
          <table:table-cell office:value-type="float" office:value="252" table:formula="of:=[.C73]+4" table:style-name="ce1">
            <text:p>252</text:p>
          </table:table-cell>
          <table:table-cell table:style-name="ce1"/>
          <table:table-cell office:value-type="currency" office:value="323360" table:formula="of:=[.B74]-4*$$cpcu" table:style-name="ce19">
            <text:p>€323 360</text:p>
          </table:table-cell>
          <table:table-cell office:value-type="currency" office:value="7014400" table:formula="of:=[.F73]+[.E74]" table:style-name="ce19">
            <text:p>€7 014 400</text:p>
          </table:table-cell>
          <table:table-cell table:style-name="ce19"/>
          <table:table-cell table:style-name="ce1"/>
          <table:table-cell office:value-type="currency" office:value="0" table:formula="of:=[.I73]-[.B74]" table:style-name="ce19">
            <text:p>#VALOR!</text:p>
          </table:table-cell>
          <table:table-cell office:value-type="currency" office:value="0" table:formula="of:=[.J73]-$$cpcu*4+[.B73]*(1-$$pam)" table:style-name="ce19">
            <text:p>#VALOR!</text:p>
          </table:table-cell>
          <table:table-cell office:value-type="currency" office:value="10540000" table:formula="of:=[.K73]+$$vpcm*4" table:style-name="ce19">
            <text:p>€10 540 000</text:p>
          </table:table-cell>
          <table:table-cell table:number-columns-repeated="16373"/>
        </table:table-row>
        <table:table-row table:style-name="ro1">
          <table:table-cell office:value-type="date" office:date-value="2027-05-01T00:00:00" table:formula="of:=DATE(YEAR([.A74]);MONTH([.A74])+1;DAY([.A74]))" table:style-name="ce21">
            <text:p>2027-05</text:p>
          </table:table-cell>
          <table:table-cell office:value-type="currency" office:value="430080" table:formula="of:=[.C75]*350*4*$$pvpdose" table:style-name="ce19">
            <text:p>€430 080</text:p>
          </table:table-cell>
          <table:table-cell office:value-type="float" office:value="256" table:formula="of:=[.C74]+4" table:style-name="ce1">
            <text:p>256</text:p>
          </table:table-cell>
          <table:table-cell table:style-name="ce1"/>
          <table:table-cell office:value-type="currency" office:value="330080" table:formula="of:=[.B75]-4*$$cpcu" table:style-name="ce19">
            <text:p>€330 080</text:p>
          </table:table-cell>
          <table:table-cell office:value-type="currency" office:value="7344480" table:formula="of:=[.F74]+[.E75]" table:style-name="ce19">
            <text:p>€7 344 480</text:p>
          </table:table-cell>
          <table:table-cell table:style-name="ce19"/>
          <table:table-cell table:style-name="ce1"/>
          <table:table-cell office:value-type="currency" office:value="0" table:formula="of:=[.I74]-[.B75]" table:style-name="ce19">
            <text:p>#VALOR!</text:p>
          </table:table-cell>
          <table:table-cell office:value-type="currency" office:value="0" table:formula="of:=[.J74]-$$cpcu*4+[.B74]*(1-$$pam)" table:style-name="ce19">
            <text:p>#VALOR!</text:p>
          </table:table-cell>
          <table:table-cell office:value-type="currency" office:value="10700000" table:formula="of:=[.K74]+$$vpcm*4" table:style-name="ce19">
            <text:p>€10 700 000</text:p>
          </table:table-cell>
          <table:table-cell table:number-columns-repeated="16373"/>
        </table:table-row>
        <table:table-row table:style-name="ro1">
          <table:table-cell office:value-type="date" office:date-value="2027-06-01T00:00:00" table:formula="of:=DATE(YEAR([.A75]);MONTH([.A75])+1;DAY([.A75]))" table:style-name="ce21">
            <text:p>2027-06</text:p>
          </table:table-cell>
          <table:table-cell office:value-type="currency" office:value="436800" table:formula="of:=[.C76]*350*4*$$pvpdose" table:style-name="ce19">
            <text:p>€436 800</text:p>
          </table:table-cell>
          <table:table-cell office:value-type="float" office:value="260" table:formula="of:=[.C75]+4" table:style-name="ce1">
            <text:p>260</text:p>
          </table:table-cell>
          <table:table-cell table:style-name="ce1"/>
          <table:table-cell office:value-type="currency" office:value="336800" table:formula="of:=[.B76]-4*$$cpcu" table:style-name="ce19">
            <text:p>€336 800</text:p>
          </table:table-cell>
          <table:table-cell office:value-type="currency" office:value="7681280" table:formula="of:=[.F75]+[.E76]" table:style-name="ce19">
            <text:p>€7 681 280</text:p>
          </table:table-cell>
          <table:table-cell table:style-name="ce19"/>
          <table:table-cell table:style-name="ce1"/>
          <table:table-cell office:value-type="currency" office:value="0" table:formula="of:=[.I75]-[.B76]" table:style-name="ce19">
            <text:p>#VALOR!</text:p>
          </table:table-cell>
          <table:table-cell office:value-type="currency" office:value="0" table:formula="of:=[.J75]-$$cpcu*4+[.B75]*(1-$$pam)" table:style-name="ce19">
            <text:p>#VALOR!</text:p>
          </table:table-cell>
          <table:table-cell office:value-type="currency" office:value="10860000" table:formula="of:=[.K75]+$$vpcm*4" table:style-name="ce19">
            <text:p>€10 860 000</text:p>
          </table:table-cell>
          <table:table-cell table:number-columns-repeated="16373"/>
        </table:table-row>
        <table:table-row table:style-name="ro1">
          <table:table-cell office:value-type="date" office:date-value="2027-07-01T00:00:00" table:formula="of:=DATE(YEAR([.A76]);MONTH([.A76])+1;DAY([.A76]))" table:style-name="ce21">
            <text:p>2027-07</text:p>
          </table:table-cell>
          <table:table-cell office:value-type="currency" office:value="443520" table:formula="of:=[.C77]*350*4*$$pvpdose" table:style-name="ce19">
            <text:p>€443 520</text:p>
          </table:table-cell>
          <table:table-cell office:value-type="float" office:value="264" table:formula="of:=[.C76]+4" table:style-name="ce1">
            <text:p>264</text:p>
          </table:table-cell>
          <table:table-cell table:style-name="ce1"/>
          <table:table-cell office:value-type="currency" office:value="343520" table:formula="of:=[.B77]-4*$$cpcu" table:style-name="ce19">
            <text:p>€343 520</text:p>
          </table:table-cell>
          <table:table-cell office:value-type="currency" office:value="8024800" table:formula="of:=[.F76]+[.E77]" table:style-name="ce19">
            <text:p>€8 024 800</text:p>
          </table:table-cell>
          <table:table-cell table:style-name="ce19"/>
          <table:table-cell table:style-name="ce1"/>
          <table:table-cell office:value-type="currency" office:value="0" table:formula="of:=[.I76]-[.B77]" table:style-name="ce19">
            <text:p>#VALOR!</text:p>
          </table:table-cell>
          <table:table-cell office:value-type="currency" office:value="0" table:formula="of:=[.J76]-$$cpcu*4+[.B76]*(1-$$pam)" table:style-name="ce19">
            <text:p>#VALOR!</text:p>
          </table:table-cell>
          <table:table-cell office:value-type="currency" office:value="11020000" table:formula="of:=[.K76]+$$vpcm*4" table:style-name="ce19">
            <text:p>€11 020 000</text:p>
          </table:table-cell>
          <table:table-cell table:number-columns-repeated="16373"/>
        </table:table-row>
        <table:table-row table:style-name="ro1">
          <table:table-cell office:value-type="date" office:date-value="2027-08-01T00:00:00" table:formula="of:=DATE(YEAR([.A77]);MONTH([.A77])+1;DAY([.A77]))" table:style-name="ce21">
            <text:p>2027-08</text:p>
          </table:table-cell>
          <table:table-cell office:value-type="currency" office:value="450240" table:formula="of:=[.C78]*350*4*$$pvpdose" table:style-name="ce19">
            <text:p>€450 240</text:p>
          </table:table-cell>
          <table:table-cell office:value-type="float" office:value="268" table:formula="of:=[.C77]+4" table:style-name="ce1">
            <text:p>268</text:p>
          </table:table-cell>
          <table:table-cell table:style-name="ce1"/>
          <table:table-cell office:value-type="currency" office:value="350240" table:formula="of:=[.B78]-4*$$cpcu" table:style-name="ce19">
            <text:p>€350 240</text:p>
          </table:table-cell>
          <table:table-cell office:value-type="currency" office:value="8375040" table:formula="of:=[.F77]+[.E78]" table:style-name="ce19">
            <text:p>€8 375 040</text:p>
          </table:table-cell>
          <table:table-cell table:style-name="ce19"/>
          <table:table-cell table:style-name="ce1"/>
          <table:table-cell office:value-type="currency" office:value="0" table:formula="of:=[.I77]-[.B78]" table:style-name="ce19">
            <text:p>#VALOR!</text:p>
          </table:table-cell>
          <table:table-cell office:value-type="currency" office:value="0" table:formula="of:=[.J77]-$$cpcu*4+[.B77]*(1-$$pam)" table:style-name="ce19">
            <text:p>#VALOR!</text:p>
          </table:table-cell>
          <table:table-cell office:value-type="currency" office:value="11180000" table:formula="of:=[.K77]+$$vpcm*4" table:style-name="ce19">
            <text:p>€11 180 000</text:p>
          </table:table-cell>
          <table:table-cell table:number-columns-repeated="16373"/>
        </table:table-row>
        <table:table-row table:style-name="ro1">
          <table:table-cell office:value-type="date" office:date-value="2027-09-01T00:00:00" table:formula="of:=DATE(YEAR([.A78]);MONTH([.A78])+1;DAY([.A78]))" table:style-name="ce21">
            <text:p>2027-09</text:p>
          </table:table-cell>
          <table:table-cell office:value-type="currency" office:value="456960" table:formula="of:=[.C79]*350*4*$$pvpdose" table:style-name="ce19">
            <text:p>€456 960</text:p>
          </table:table-cell>
          <table:table-cell office:value-type="float" office:value="272" table:formula="of:=[.C78]+4" table:style-name="ce1">
            <text:p>272</text:p>
          </table:table-cell>
          <table:table-cell table:style-name="ce1"/>
          <table:table-cell office:value-type="currency" office:value="356960" table:formula="of:=[.B79]-4*$$cpcu" table:style-name="ce19">
            <text:p>€356 960</text:p>
          </table:table-cell>
          <table:table-cell office:value-type="currency" office:value="8732000" table:formula="of:=[.F78]+[.E79]" table:style-name="ce19">
            <text:p>€8 732 000</text:p>
          </table:table-cell>
          <table:table-cell table:style-name="ce19"/>
          <table:table-cell table:style-name="ce1"/>
          <table:table-cell office:value-type="currency" office:value="0" table:formula="of:=[.I78]-[.B79]" table:style-name="ce19">
            <text:p>#VALOR!</text:p>
          </table:table-cell>
          <table:table-cell office:value-type="currency" office:value="0" table:formula="of:=[.J78]-$$cpcu*4+[.B78]*(1-$$pam)" table:style-name="ce19">
            <text:p>#VALOR!</text:p>
          </table:table-cell>
          <table:table-cell office:value-type="currency" office:value="11340000" table:formula="of:=[.K78]+$$vpcm*4" table:style-name="ce19">
            <text:p>€11 340 000</text:p>
          </table:table-cell>
          <table:table-cell table:number-columns-repeated="16373"/>
        </table:table-row>
        <table:table-row table:style-name="ro1">
          <table:table-cell table:style-name="ce21"/>
          <table:table-cell table:number-columns-repeated="5" table:style-name="ce24"/>
          <table:table-cell table:number-columns-repeated="2" table:style-name="ce25"/>
          <table:table-cell table:number-columns-repeated="16376" table:style-name="ce1"/>
        </table:table-row>
        <table:table-row table:number-rows-repeated="12" table:style-name="ro1">
          <table:table-cell table:style-name="ce21"/>
          <table:table-cell table:number-columns-repeated="5" table:style-name="ce24"/>
          <table:table-cell table:number-columns-repeated="2" table:style-name="ce25"/>
          <table:table-cell table:number-columns-repeated="16376"/>
        </table:table-row>
        <table:table-row table:number-rows-repeated="375" table:style-name="ro1">
          <table:table-cell table:style-name="ce26"/>
          <table:table-cell table:number-columns-repeated="5" table:style-name="ce24"/>
          <table:table-cell table:number-columns-repeated="2" table:style-name="ce25"/>
          <table:table-cell table:number-columns-repeated="16376"/>
        </table:table-row>
        <table:table-row table:number-rows-repeated="13" table:style-name="ro1">
          <table:table-cell table:number-columns-repeated="2" table:style-name="ce1"/>
          <table:table-cell table:number-columns-repeated="4" table:style-name="ce27"/>
          <table:table-cell table:number-columns-repeated="16378" table:style-name="ce1"/>
        </table:table-row>
        <table:table-row table:number-rows-repeated="53" table:style-name="ro1">
          <table:table-cell table:number-columns-repeated="2"/>
          <table:table-cell table:number-columns-repeated="4" table:style-name="ce27"/>
          <table:table-cell table:number-columns-repeated="16378"/>
        </table:table-row>
        <table:table-row table:number-rows-repeated="1048043" table:style-name="ro1">
          <table:table-cell table:number-columns-repeated="16384"/>
        </table:table-row>
      </table:table>
      <table:named-expressions>
        <table:named-range table:name="cpcu" table:cell-range-address="Sheet1.$C$2" table:base-cell-address="Sheet1.$A$1"/>
        <table:named-range table:name="custofab" table:cell-range-address="Sheet1.$C$1" table:base-cell-address="Sheet1.$A$1"/>
        <table:named-expression table:name="custoprot" table:expression="of:=&quot;Sheet1.#REF!&quot;" table:base-cell-address="Sheet1.$A$1"/>
        <table:named-range table:name="datai" table:cell-range-address="Sheet1.$C$7" table:base-cell-address="Sheet1.$A$1"/>
        <table:named-expression table:name="financ" table:expression="of:=&quot;Sheet1.#REF!&quot;" table:base-cell-address="Sheet1.$A$1"/>
        <table:named-expression table:name="inj" table:expression="of:=&quot;Sheet1.#REF!&quot;" table:base-cell-address="Sheet1.$A$1"/>
        <table:named-range table:name="inj2" table:cell-range-address="Sheet1.$G$21" table:base-cell-address="Sheet1.$A$1"/>
        <table:named-expression table:name="pam" table:expression="of:=&quot;Sheet1.#REF!&quot;" table:base-cell-address="Sheet1.$A$1"/>
        <table:named-range table:name="pvpdose" table:cell-range-address="Sheet1.$C$5" table:base-cell-address="Sheet1.$A$1"/>
        <table:named-range table:name="qtdose" table:cell-range-address="Sheet1.$C$4" table:base-cell-address="Sheet1.$A$1"/>
        <table:named-range table:name="qtdoses" table:cell-range-address="Sheet1.$C$4" table:base-cell-address="Sheet1.$A$1"/>
        <table:named-range table:name="vpcm" table:cell-range-address="Sheet1.$C$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" number:language="pt" number:country="PT">
      <number:currency-symbol number:language="pt" number:country="PT">€</number:currency-symbol>
      <number:number number:decimal-places="0" number:min-integer-digits="0" number:grouping="true"/>
    </number:currency-style>
    <number:date-style style:name="N38">
      <number:year number:style="long"/>
      <number:text>-</number:text>
      <number:month number:style="long"/>
    </number:date-style>
    <number:currency-style style:name="N39P0" number:language="pt" number:country="PT">
      <number:number number:decimal-places="0" number:min-integer-digits="1">
        <number:embedded-text number:position="0"> </number:embedded-text>
      </number:number>
      <number:currency-symbol number:language="pt" number:country="PT">€</number:currency-symbol>
    </number:currency-style>
    <number:currency-style style:name="N39" number:language="pt" number:country="PT">
      <style:text-properties fo:color="#FF0000"/>
      <number:text>-</number:text>
      <number:number number:decimal-places="0" number:min-integer-digits="1">
        <number:embedded-text number:position="0"> </number:embedded-text>
      </number:number>
      <number:currency-symbol number:language="pt" number:country="PT">€</number:currency-symbol>
      <style:map style:condition="value()&gt;=0" style:apply-style-name="N39P0"/>
    </number:currency-style>
    <number:currency-style style:name="N40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40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40P0"/>
    </number:currency-style>
    <number:currency-style style:name="N41" number:language="en" number:country="GB">
      <number:currency-symbol number:language="en" number:country="GB">€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super</dc:creator>
    <dc:date>2019-12-22T19:14:55Z</dc:date>
    <meta:editing-cycles>31</meta:editing-cycles>
    <meta:editing-duration>PT50707S</meta:editing-duration>
  </office:meta>
</office:document-meta>
</file>